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7" table:style-name="ta1">
        <table:shapes>
          <draw:frame draw:z-index="0" draw:style-name="gr1" draw:text-style-name="P1" svg:width="9in" svg:height="4in" svg:x="2.8539in" svg:y="0in">
            <draw:object draw:notify-on-update-of-ranges="'JMeter 7'.A1:'JMeter 7'.A1 'JMeter 7'.B1:'JMeter 7'.B1 'JMeter 7'.A2:'JMeter 7'.A2 'JMeter 7'.B2:'JMeter 7'.B2 'JMeter 7'.A3:'JMeter 7'.A3 'JMeter 7'.B3:'JMeter 7'.B3 'JMeter 7'.A4:'JMeter 7'.A4 'JMeter 7'.B4:'JMeter 7'.B4 'JMeter 7'.A5:'JMeter 7'.A5 'JMeter 7'.B5:'JMeter 7'.B5 'JMeter 7'.A6:'JMeter 7'.A6 'JMeter 7'.B6:'JMeter 7'.B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3329690" calcext:value-type="float">
            <text:p>13329690</text:p>
          </table:table-cell>
          <table:table-cell table:formula="of:=[.B1]/300" office:value-type="float" office:value="44432.3" calcext:value-type="float">
            <text:p>44432.30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3256854" calcext:value-type="float">
            <text:p>13256854</text:p>
          </table:table-cell>
          <table:table-cell table:formula="of:=[.B2]/300" office:value-type="float" office:value="44189.5133333333" calcext:value-type="float">
            <text:p>44189.51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3256973" calcext:value-type="float">
            <text:p>13256973</text:p>
          </table:table-cell>
          <table:table-cell table:formula="of:=[.B3]/300" office:value-type="float" office:value="44189.91" calcext:value-type="float">
            <text:p>44189.91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3576708" calcext:value-type="float">
            <text:p>13576708</text:p>
          </table:table-cell>
          <table:table-cell table:formula="of:=[.B4]/300" office:value-type="float" office:value="45255.6933333333" calcext:value-type="float">
            <text:p>45255.69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3300559" calcext:value-type="float">
            <text:p>13300559</text:p>
          </table:table-cell>
          <table:table-cell table:formula="of:=[.B5]/300" office:value-type="float" office:value="44335.1966666667" calcext:value-type="float">
            <text:p>44335.1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3344156.8" calcext:value-type="float">
            <text:p>13344156.8</text:p>
          </table:table-cell>
          <table:table-cell table:formula="of:=[.B6]/300" office:value-type="float" office:value="44480.5226666667" calcext:value-type="float">
            <text:p>44480.52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19854" calcext:value-type="float">
            <text:p>319854</text:p>
          </table:table-cell>
          <table:table-cell table:style-name="Default"/>
        </table:table-row>
      </table:table>
      <table:table table:name="Faban 7" table:style-name="ta1">
        <table:shapes>
          <draw:frame draw:z-index="0" draw:style-name="gr1" draw:text-style-name="P1" svg:width="9in" svg:height="4in" svg:x="1.778in" svg:y="0in">
            <draw:object draw:notify-on-update-of-ranges="'Faban 7'.A1:'Faban 7'.A1 'Faban 7'.B1:'Faban 7'.B1 'Faban 7'.A2:'Faban 7'.A2 'Faban 7'.B2:'Faban 7'.B2 'Faban 7'.A3:'Faban 7'.A3 'Faban 7'.B3:'Faban 7'.B3 'Faban 7'.A4:'Faban 7'.A4 'Faban 7'.B4:'Faban 7'.B4 'Faban 7'.A5:'Faban 7'.A5 'Faban 7'.B5:'Faban 7'.B5 'Faban 7'.A6:'Faban 7'.A6 'Faban 7'.B6:'Faban 7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385444" calcext:value-type="float">
            <text:p>8385444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670415" calcext:value-type="float">
            <text:p>8670415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810458" calcext:value-type="float">
            <text:p>881045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775981" calcext:value-type="float">
            <text:p>8775981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762981" calcext:value-type="float">
            <text:p>8762981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681055.8" calcext:value-type="float">
            <text:p>8681055.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25014" calcext:value-type="float">
            <text:p>425014</text:p>
          </table:table-cell>
        </table:table-row>
      </table:table>
      <table:table table:name="Faban 7 distr" table:style-name="ta1">
        <table:shapes>
          <draw:frame draw:z-index="0" draw:style-name="gr1" draw:text-style-name="P1" svg:width="9in" svg:height="4in" svg:x="1.313in" svg:y="2.1374in">
            <draw:object draw:notify-on-update-of-ranges="'Faban 7 distr'.A1:'Faban 7 distr'.A31 'Faban 7 distr'.H1:'Faban 7 distr'.H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34.4" calcext:value-type="float">
            <text:p>29534.4</text:p>
          </table:table-cell>
          <table:table-cell office:value-type="float" office:value="30244" calcext:value-type="float">
            <text:p>30244</text:p>
          </table:table-cell>
          <table:table-cell office:value-type="float" office:value="29684.9" calcext:value-type="float">
            <text:p>29684.9</text:p>
          </table:table-cell>
          <table:table-cell office:value-type="float" office:value="29965.4" calcext:value-type="float">
            <text:p>29965.4</text:p>
          </table:table-cell>
          <table:table-cell office:value-type="float" office:value="30180.1" calcext:value-type="float">
            <text:p>30180.1</text:p>
          </table:table-cell>
          <table:table-cell/>
          <table:table-cell table:formula="of:=AVERAGE([.B1:.F1])" office:value-type="float" office:value="29921.76" calcext:value-type="float">
            <text:p>29921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882.9" calcext:value-type="float">
            <text:p>27882.9</text:p>
          </table:table-cell>
          <table:table-cell office:value-type="float" office:value="28713.2" calcext:value-type="float">
            <text:p>28713.2</text:p>
          </table:table-cell>
          <table:table-cell office:value-type="float" office:value="28988.9" calcext:value-type="float">
            <text:p>28988.9</text:p>
          </table:table-cell>
          <table:table-cell office:value-type="float" office:value="29230.4" calcext:value-type="float">
            <text:p>29230.4</text:p>
          </table:table-cell>
          <table:table-cell office:value-type="float" office:value="30472.8" calcext:value-type="float">
            <text:p>30472.8</text:p>
          </table:table-cell>
          <table:table-cell/>
          <table:table-cell table:formula="of:=AVERAGE([.B2:.F2])" office:value-type="float" office:value="29057.64" calcext:value-type="float">
            <text:p>29057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389.7" calcext:value-type="float">
            <text:p>27389.7</text:p>
          </table:table-cell>
          <table:table-cell office:value-type="float" office:value="29421.9" calcext:value-type="float">
            <text:p>29421.9</text:p>
          </table:table-cell>
          <table:table-cell office:value-type="float" office:value="28421.3" calcext:value-type="float">
            <text:p>28421.3</text:p>
          </table:table-cell>
          <table:table-cell office:value-type="float" office:value="29342.2" calcext:value-type="float">
            <text:p>29342.2</text:p>
          </table:table-cell>
          <table:table-cell office:value-type="float" office:value="29478.5" calcext:value-type="float">
            <text:p>29478.5</text:p>
          </table:table-cell>
          <table:table-cell/>
          <table:table-cell table:formula="of:=AVERAGE([.B3:.F3])" office:value-type="float" office:value="28810.72" calcext:value-type="float">
            <text:p>28810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216.1" calcext:value-type="float">
            <text:p>27216.1</text:p>
          </table:table-cell>
          <table:table-cell office:value-type="float" office:value="28928.6" calcext:value-type="float">
            <text:p>28928.6</text:p>
          </table:table-cell>
          <table:table-cell office:value-type="float" office:value="28380" calcext:value-type="float">
            <text:p>28380</text:p>
          </table:table-cell>
          <table:table-cell office:value-type="float" office:value="29129.8" calcext:value-type="float">
            <text:p>29129.8</text:p>
          </table:table-cell>
          <table:table-cell office:value-type="float" office:value="29038" calcext:value-type="float">
            <text:p>29038</text:p>
          </table:table-cell>
          <table:table-cell/>
          <table:table-cell table:formula="of:=AVERAGE([.B4:.F4])" office:value-type="float" office:value="28538.5" calcext:value-type="float">
            <text:p>28538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338.3" calcext:value-type="float">
            <text:p>27338.3</text:p>
          </table:table-cell>
          <table:table-cell office:value-type="float" office:value="29824.3" calcext:value-type="float">
            <text:p>29824.3</text:p>
          </table:table-cell>
          <table:table-cell office:value-type="float" office:value="29491.5" calcext:value-type="float">
            <text:p>29491.5</text:p>
          </table:table-cell>
          <table:table-cell office:value-type="float" office:value="29363.5" calcext:value-type="float">
            <text:p>29363.5</text:p>
          </table:table-cell>
          <table:table-cell office:value-type="float" office:value="29112.5" calcext:value-type="float">
            <text:p>29112.5</text:p>
          </table:table-cell>
          <table:table-cell/>
          <table:table-cell table:formula="of:=AVERAGE([.B5:.F5])" office:value-type="float" office:value="29026.02" calcext:value-type="float">
            <text:p>29026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824.8" calcext:value-type="float">
            <text:p>27824.8</text:p>
          </table:table-cell>
          <table:table-cell office:value-type="float" office:value="29808.7" calcext:value-type="float">
            <text:p>29808.7</text:p>
          </table:table-cell>
          <table:table-cell office:value-type="float" office:value="29294.1" calcext:value-type="float">
            <text:p>29294.1</text:p>
          </table:table-cell>
          <table:table-cell office:value-type="float" office:value="29222.1" calcext:value-type="float">
            <text:p>29222.1</text:p>
          </table:table-cell>
          <table:table-cell office:value-type="float" office:value="29526.2" calcext:value-type="float">
            <text:p>29526.2</text:p>
          </table:table-cell>
          <table:table-cell/>
          <table:table-cell table:formula="of:=AVERAGE([.B6:.F6])" office:value-type="float" office:value="29135.18" calcext:value-type="float">
            <text:p>29135.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658.8" calcext:value-type="float">
            <text:p>27658.8</text:p>
          </table:table-cell>
          <table:table-cell office:value-type="float" office:value="29537.4" calcext:value-type="float">
            <text:p>29537.4</text:p>
          </table:table-cell>
          <table:table-cell office:value-type="float" office:value="29413.3" calcext:value-type="float">
            <text:p>29413.3</text:p>
          </table:table-cell>
          <table:table-cell office:value-type="float" office:value="28478.1" calcext:value-type="float">
            <text:p>28478.1</text:p>
          </table:table-cell>
          <table:table-cell office:value-type="float" office:value="29422.4" calcext:value-type="float">
            <text:p>29422.4</text:p>
          </table:table-cell>
          <table:table-cell/>
          <table:table-cell table:formula="of:=AVERAGE([.B7:.F7])" office:value-type="float" office:value="28902" calcext:value-type="float">
            <text:p>289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767.3" calcext:value-type="float">
            <text:p>27767.3</text:p>
          </table:table-cell>
          <table:table-cell office:value-type="float" office:value="29128.5" calcext:value-type="float">
            <text:p>29128.5</text:p>
          </table:table-cell>
          <table:table-cell office:value-type="float" office:value="29921" calcext:value-type="float">
            <text:p>29921</text:p>
          </table:table-cell>
          <table:table-cell office:value-type="float" office:value="29639.3" calcext:value-type="float">
            <text:p>29639.3</text:p>
          </table:table-cell>
          <table:table-cell office:value-type="float" office:value="29243.7" calcext:value-type="float">
            <text:p>29243.7</text:p>
          </table:table-cell>
          <table:table-cell/>
          <table:table-cell table:formula="of:=AVERAGE([.B8:.F8])" office:value-type="float" office:value="29139.96" calcext:value-type="float">
            <text:p>29139.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252.6" calcext:value-type="float">
            <text:p>27252.6</text:p>
          </table:table-cell>
          <table:table-cell office:value-type="float" office:value="29356.4" calcext:value-type="float">
            <text:p>29356.4</text:p>
          </table:table-cell>
          <table:table-cell office:value-type="float" office:value="29756.4" calcext:value-type="float">
            <text:p>29756.4</text:p>
          </table:table-cell>
          <table:table-cell office:value-type="float" office:value="28919.4" calcext:value-type="float">
            <text:p>28919.4</text:p>
          </table:table-cell>
          <table:table-cell office:value-type="float" office:value="29142.4" calcext:value-type="float">
            <text:p>29142.4</text:p>
          </table:table-cell>
          <table:table-cell/>
          <table:table-cell table:formula="of:=AVERAGE([.B9:.F9])" office:value-type="float" office:value="28885.44" calcext:value-type="float">
            <text:p>28885.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576.1" calcext:value-type="float">
            <text:p>27576.1</text:p>
          </table:table-cell>
          <table:table-cell office:value-type="float" office:value="28727.6" calcext:value-type="float">
            <text:p>28727.6</text:p>
          </table:table-cell>
          <table:table-cell office:value-type="float" office:value="29488.2" calcext:value-type="float">
            <text:p>29488.2</text:p>
          </table:table-cell>
          <table:table-cell office:value-type="float" office:value="28925.4" calcext:value-type="float">
            <text:p>28925.4</text:p>
          </table:table-cell>
          <table:table-cell office:value-type="float" office:value="29363.6" calcext:value-type="float">
            <text:p>29363.6</text:p>
          </table:table-cell>
          <table:table-cell/>
          <table:table-cell table:formula="of:=AVERAGE([.B10:.F10])" office:value-type="float" office:value="28816.18" calcext:value-type="float">
            <text:p>28816.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637.5" calcext:value-type="float">
            <text:p>27637.5</text:p>
          </table:table-cell>
          <table:table-cell office:value-type="float" office:value="28543.2" calcext:value-type="float">
            <text:p>28543.2</text:p>
          </table:table-cell>
          <table:table-cell office:value-type="float" office:value="30061.4" calcext:value-type="float">
            <text:p>30061.4</text:p>
          </table:table-cell>
          <table:table-cell office:value-type="float" office:value="29814.1" calcext:value-type="float">
            <text:p>29814.1</text:p>
          </table:table-cell>
          <table:table-cell office:value-type="float" office:value="29597.8" calcext:value-type="float">
            <text:p>29597.8</text:p>
          </table:table-cell>
          <table:table-cell/>
          <table:table-cell table:formula="of:=AVERAGE([.B11:.F11])" office:value-type="float" office:value="29130.8" calcext:value-type="float">
            <text:p>2913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488.1" calcext:value-type="float">
            <text:p>27488.1</text:p>
          </table:table-cell>
          <table:table-cell office:value-type="float" office:value="28674.3" calcext:value-type="float">
            <text:p>28674.3</text:p>
          </table:table-cell>
          <table:table-cell office:value-type="float" office:value="29383" calcext:value-type="float">
            <text:p>29383</text:p>
          </table:table-cell>
          <table:table-cell office:value-type="float" office:value="30255.7" calcext:value-type="float">
            <text:p>30255.7</text:p>
          </table:table-cell>
          <table:table-cell office:value-type="float" office:value="29363.3" calcext:value-type="float">
            <text:p>29363.3</text:p>
          </table:table-cell>
          <table:table-cell/>
          <table:table-cell table:formula="of:=AVERAGE([.B12:.F12])" office:value-type="float" office:value="29032.88" calcext:value-type="float">
            <text:p>29032.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013.1" calcext:value-type="float">
            <text:p>27013.1</text:p>
          </table:table-cell>
          <table:table-cell office:value-type="float" office:value="28134.6" calcext:value-type="float">
            <text:p>28134.6</text:p>
          </table:table-cell>
          <table:table-cell office:value-type="float" office:value="29264.6" calcext:value-type="float">
            <text:p>29264.6</text:p>
          </table:table-cell>
          <table:table-cell office:value-type="float" office:value="29180.8" calcext:value-type="float">
            <text:p>29180.8</text:p>
          </table:table-cell>
          <table:table-cell office:value-type="float" office:value="29080.2" calcext:value-type="float">
            <text:p>29080.2</text:p>
          </table:table-cell>
          <table:table-cell/>
          <table:table-cell table:formula="of:=AVERAGE([.B13:.F13])" office:value-type="float" office:value="28534.66" calcext:value-type="float">
            <text:p>28534.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624.3" calcext:value-type="float">
            <text:p>28624.3</text:p>
          </table:table-cell>
          <table:table-cell office:value-type="float" office:value="28078.5" calcext:value-type="float">
            <text:p>28078.5</text:p>
          </table:table-cell>
          <table:table-cell office:value-type="float" office:value="29150.5" calcext:value-type="float">
            <text:p>29150.5</text:p>
          </table:table-cell>
          <table:table-cell office:value-type="float" office:value="29494" calcext:value-type="float">
            <text:p>29494</text:p>
          </table:table-cell>
          <table:table-cell office:value-type="float" office:value="29577" calcext:value-type="float">
            <text:p>29577</text:p>
          </table:table-cell>
          <table:table-cell/>
          <table:table-cell table:formula="of:=AVERAGE([.B14:.F14])" office:value-type="float" office:value="28984.86" calcext:value-type="float">
            <text:p>28984.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289.1" calcext:value-type="float">
            <text:p>28289.1</text:p>
          </table:table-cell>
          <table:table-cell office:value-type="float" office:value="28635.2" calcext:value-type="float">
            <text:p>28635.2</text:p>
          </table:table-cell>
          <table:table-cell office:value-type="float" office:value="29686.1" calcext:value-type="float">
            <text:p>29686.1</text:p>
          </table:table-cell>
          <table:table-cell office:value-type="float" office:value="29775.2" calcext:value-type="float">
            <text:p>29775.2</text:p>
          </table:table-cell>
          <table:table-cell office:value-type="float" office:value="29495.2" calcext:value-type="float">
            <text:p>29495.2</text:p>
          </table:table-cell>
          <table:table-cell/>
          <table:table-cell table:formula="of:=AVERAGE([.B15:.F15])" office:value-type="float" office:value="29176.16" calcext:value-type="float">
            <text:p>29176.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540" calcext:value-type="float">
            <text:p>28540</text:p>
          </table:table-cell>
          <table:table-cell office:value-type="float" office:value="27996.3" calcext:value-type="float">
            <text:p>27996.3</text:p>
          </table:table-cell>
          <table:table-cell office:value-type="float" office:value="29477.9" calcext:value-type="float">
            <text:p>29477.9</text:p>
          </table:table-cell>
          <table:table-cell office:value-type="float" office:value="29610.8" calcext:value-type="float">
            <text:p>29610.8</text:p>
          </table:table-cell>
          <table:table-cell office:value-type="float" office:value="28822.2" calcext:value-type="float">
            <text:p>28822.2</text:p>
          </table:table-cell>
          <table:table-cell/>
          <table:table-cell table:formula="of:=AVERAGE([.B16:.F16])" office:value-type="float" office:value="28889.44" calcext:value-type="float">
            <text:p>28889.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653.2" calcext:value-type="float">
            <text:p>28653.2</text:p>
          </table:table-cell>
          <table:table-cell office:value-type="float" office:value="28333.5" calcext:value-type="float">
            <text:p>28333.5</text:p>
          </table:table-cell>
          <table:table-cell office:value-type="float" office:value="29443" calcext:value-type="float">
            <text:p>29443</text:p>
          </table:table-cell>
          <table:table-cell office:value-type="float" office:value="29413.5" calcext:value-type="float">
            <text:p>29413.5</text:p>
          </table:table-cell>
          <table:table-cell office:value-type="float" office:value="29815.9" calcext:value-type="float">
            <text:p>29815.9</text:p>
          </table:table-cell>
          <table:table-cell/>
          <table:table-cell table:formula="of:=AVERAGE([.B17:.F17])" office:value-type="float" office:value="29131.82" calcext:value-type="float">
            <text:p>29131.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986.1" calcext:value-type="float">
            <text:p>28986.1</text:p>
          </table:table-cell>
          <table:table-cell office:value-type="float" office:value="28839.6" calcext:value-type="float">
            <text:p>28839.6</text:p>
          </table:table-cell>
          <table:table-cell office:value-type="float" office:value="29492.7" calcext:value-type="float">
            <text:p>29492.7</text:p>
          </table:table-cell>
          <table:table-cell office:value-type="float" office:value="30160.9" calcext:value-type="float">
            <text:p>30160.9</text:p>
          </table:table-cell>
          <table:table-cell office:value-type="float" office:value="29278.4" calcext:value-type="float">
            <text:p>29278.4</text:p>
          </table:table-cell>
          <table:table-cell/>
          <table:table-cell table:formula="of:=AVERAGE([.B18:.F18])" office:value-type="float" office:value="29351.54" calcext:value-type="float">
            <text:p>29351.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408.1" calcext:value-type="float">
            <text:p>28408.1</text:p>
          </table:table-cell>
          <table:table-cell office:value-type="float" office:value="29393.8" calcext:value-type="float">
            <text:p>29393.8</text:p>
          </table:table-cell>
          <table:table-cell office:value-type="float" office:value="29451.5" calcext:value-type="float">
            <text:p>29451.5</text:p>
          </table:table-cell>
          <table:table-cell office:value-type="float" office:value="28929.1" calcext:value-type="float">
            <text:p>28929.1</text:p>
          </table:table-cell>
          <table:table-cell office:value-type="float" office:value="29010.3" calcext:value-type="float">
            <text:p>29010.3</text:p>
          </table:table-cell>
          <table:table-cell/>
          <table:table-cell table:formula="of:=AVERAGE([.B19:.F19])" office:value-type="float" office:value="29038.56" calcext:value-type="float">
            <text:p>29038.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065.7" calcext:value-type="float">
            <text:p>28065.7</text:p>
          </table:table-cell>
          <table:table-cell office:value-type="float" office:value="29227.7" calcext:value-type="float">
            <text:p>29227.7</text:p>
          </table:table-cell>
          <table:table-cell office:value-type="float" office:value="29914.8" calcext:value-type="float">
            <text:p>29914.8</text:p>
          </table:table-cell>
          <table:table-cell office:value-type="float" office:value="28617.2" calcext:value-type="float">
            <text:p>28617.2</text:p>
          </table:table-cell>
          <table:table-cell office:value-type="float" office:value="29516.5" calcext:value-type="float">
            <text:p>29516.5</text:p>
          </table:table-cell>
          <table:table-cell/>
          <table:table-cell table:formula="of:=AVERAGE([.B20:.F20])" office:value-type="float" office:value="29068.38" calcext:value-type="float">
            <text:p>29068.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718.4" calcext:value-type="float">
            <text:p>28718.4</text:p>
          </table:table-cell>
          <table:table-cell office:value-type="float" office:value="29663.8" calcext:value-type="float">
            <text:p>29663.8</text:p>
          </table:table-cell>
          <table:table-cell office:value-type="float" office:value="29547.7" calcext:value-type="float">
            <text:p>29547.7</text:p>
          </table:table-cell>
          <table:table-cell office:value-type="float" office:value="29094.2" calcext:value-type="float">
            <text:p>29094.2</text:p>
          </table:table-cell>
          <table:table-cell office:value-type="float" office:value="29463.3" calcext:value-type="float">
            <text:p>29463.3</text:p>
          </table:table-cell>
          <table:table-cell/>
          <table:table-cell table:formula="of:=AVERAGE([.B21:.F21])" office:value-type="float" office:value="29297.48" calcext:value-type="float">
            <text:p>29297.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334.8" calcext:value-type="float">
            <text:p>28334.8</text:p>
          </table:table-cell>
          <table:table-cell office:value-type="float" office:value="28909" calcext:value-type="float">
            <text:p>28909</text:p>
          </table:table-cell>
          <table:table-cell office:value-type="float" office:value="28954.4" calcext:value-type="float">
            <text:p>28954.4</text:p>
          </table:table-cell>
          <table:table-cell office:value-type="float" office:value="28410.7" calcext:value-type="float">
            <text:p>28410.7</text:p>
          </table:table-cell>
          <table:table-cell office:value-type="float" office:value="28683.8" calcext:value-type="float">
            <text:p>28683.8</text:p>
          </table:table-cell>
          <table:table-cell/>
          <table:table-cell table:formula="of:=AVERAGE([.B22:.F22])" office:value-type="float" office:value="28658.54" calcext:value-type="float">
            <text:p>28658.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736.1" calcext:value-type="float">
            <text:p>27736.1</text:p>
          </table:table-cell>
          <table:table-cell office:value-type="float" office:value="29672.5" calcext:value-type="float">
            <text:p>29672.5</text:p>
          </table:table-cell>
          <table:table-cell office:value-type="float" office:value="30092.2" calcext:value-type="float">
            <text:p>30092.2</text:p>
          </table:table-cell>
          <table:table-cell office:value-type="float" office:value="28825.8" calcext:value-type="float">
            <text:p>28825.8</text:p>
          </table:table-cell>
          <table:table-cell office:value-type="float" office:value="29364.5" calcext:value-type="float">
            <text:p>29364.5</text:p>
          </table:table-cell>
          <table:table-cell/>
          <table:table-cell table:formula="of:=AVERAGE([.B23:.F23])" office:value-type="float" office:value="29138.22" calcext:value-type="float">
            <text:p>29138.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816.8" calcext:value-type="float">
            <text:p>27816.8</text:p>
          </table:table-cell>
          <table:table-cell office:value-type="float" office:value="28755.8" calcext:value-type="float">
            <text:p>28755.8</text:p>
          </table:table-cell>
          <table:table-cell office:value-type="float" office:value="28917.5" calcext:value-type="float">
            <text:p>28917.5</text:p>
          </table:table-cell>
          <table:table-cell office:value-type="float" office:value="29347.4" calcext:value-type="float">
            <text:p>29347.4</text:p>
          </table:table-cell>
          <table:table-cell office:value-type="float" office:value="29075.4" calcext:value-type="float">
            <text:p>29075.4</text:p>
          </table:table-cell>
          <table:table-cell/>
          <table:table-cell table:formula="of:=AVERAGE([.B24:.F24])" office:value-type="float" office:value="28782.58" calcext:value-type="float">
            <text:p>28782.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596.8" calcext:value-type="float">
            <text:p>27596.8</text:p>
          </table:table-cell>
          <table:table-cell office:value-type="float" office:value="28230.8" calcext:value-type="float">
            <text:p>28230.8</text:p>
          </table:table-cell>
          <table:table-cell office:value-type="float" office:value="29071.8" calcext:value-type="float">
            <text:p>29071.8</text:p>
          </table:table-cell>
          <table:table-cell office:value-type="float" office:value="28881.3" calcext:value-type="float">
            <text:p>28881.3</text:p>
          </table:table-cell>
          <table:table-cell office:value-type="float" office:value="29408.8" calcext:value-type="float">
            <text:p>29408.8</text:p>
          </table:table-cell>
          <table:table-cell/>
          <table:table-cell table:formula="of:=AVERAGE([.B25:.F25])" office:value-type="float" office:value="28637.9" calcext:value-type="float">
            <text:p>28637.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202" calcext:value-type="float">
            <text:p>28202</text:p>
          </table:table-cell>
          <table:table-cell office:value-type="float" office:value="28375.1" calcext:value-type="float">
            <text:p>28375.1</text:p>
          </table:table-cell>
          <table:table-cell office:value-type="float" office:value="29594.6" calcext:value-type="float">
            <text:p>29594.6</text:p>
          </table:table-cell>
          <table:table-cell office:value-type="float" office:value="28962" calcext:value-type="float">
            <text:p>28962</text:p>
          </table:table-cell>
          <table:table-cell office:value-type="float" office:value="29483.3" calcext:value-type="float">
            <text:p>29483.3</text:p>
          </table:table-cell>
          <table:table-cell/>
          <table:table-cell table:formula="of:=AVERAGE([.B26:.F26])" office:value-type="float" office:value="28923.4" calcext:value-type="float">
            <text:p>28923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932.6" calcext:value-type="float">
            <text:p>27932.6</text:p>
          </table:table-cell>
          <table:table-cell office:value-type="float" office:value="28460.2" calcext:value-type="float">
            <text:p>28460.2</text:p>
          </table:table-cell>
          <table:table-cell office:value-type="float" office:value="29267.9" calcext:value-type="float">
            <text:p>29267.9</text:p>
          </table:table-cell>
          <table:table-cell office:value-type="float" office:value="29664.4" calcext:value-type="float">
            <text:p>29664.4</text:p>
          </table:table-cell>
          <table:table-cell office:value-type="float" office:value="28068.7" calcext:value-type="float">
            <text:p>28068.7</text:p>
          </table:table-cell>
          <table:table-cell/>
          <table:table-cell table:formula="of:=AVERAGE([.B27:.F27])" office:value-type="float" office:value="28678.76" calcext:value-type="float">
            <text:p>28678.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342.4" calcext:value-type="float">
            <text:p>27342.4</text:p>
          </table:table-cell>
          <table:table-cell office:value-type="float" office:value="28035.7" calcext:value-type="float">
            <text:p>28035.7</text:p>
          </table:table-cell>
          <table:table-cell office:value-type="float" office:value="28814.3" calcext:value-type="float">
            <text:p>28814.3</text:p>
          </table:table-cell>
          <table:table-cell office:value-type="float" office:value="29233.8" calcext:value-type="float">
            <text:p>29233.8</text:p>
          </table:table-cell>
          <table:table-cell office:value-type="float" office:value="27829.2" calcext:value-type="float">
            <text:p>27829.2</text:p>
          </table:table-cell>
          <table:table-cell/>
          <table:table-cell table:formula="of:=AVERAGE([.B28:.F28])" office:value-type="float" office:value="28251.08" calcext:value-type="float">
            <text:p>28251.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864.8" calcext:value-type="float">
            <text:p>27864.8</text:p>
          </table:table-cell>
          <table:table-cell office:value-type="float" office:value="28816.8" calcext:value-type="float">
            <text:p>28816.8</text:p>
          </table:table-cell>
          <table:table-cell office:value-type="float" office:value="29492.1" calcext:value-type="float">
            <text:p>29492.1</text:p>
          </table:table-cell>
          <table:table-cell office:value-type="float" office:value="28841.8" calcext:value-type="float">
            <text:p>28841.8</text:p>
          </table:table-cell>
          <table:table-cell office:value-type="float" office:value="27903.2" calcext:value-type="float">
            <text:p>27903.2</text:p>
          </table:table-cell>
          <table:table-cell/>
          <table:table-cell table:formula="of:=AVERAGE([.B29:.F29])" office:value-type="float" office:value="28583.74" calcext:value-type="float">
            <text:p>28583.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855" calcext:value-type="float">
            <text:p>27855</text:p>
          </table:table-cell>
          <table:table-cell office:value-type="float" office:value="28578" calcext:value-type="float">
            <text:p>28578</text:p>
          </table:table-cell>
          <table:table-cell office:value-type="float" office:value="29130.9" calcext:value-type="float">
            <text:p>29130.9</text:p>
          </table:table-cell>
          <table:table-cell office:value-type="float" office:value="28872.5" calcext:value-type="float">
            <text:p>28872.5</text:p>
          </table:table-cell>
          <table:table-cell office:value-type="float" office:value="28481.3" calcext:value-type="float">
            <text:p>28481.3</text:p>
          </table:table-cell>
          <table:table-cell/>
          <table:table-cell table:formula="of:=AVERAGE([.B30:.F30])" office:value-type="float" office:value="28583.54" calcext:value-type="float">
            <text:p>28583.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table:formula="of:=AVERAGE([.B31:.F31])" office:value-type="float" office:value="10" calcext:value-type="float">
            <text:p>10</text:p>
          </table:table-cell>
        </table:table-row>
      </table:table>
      <table:table table:name="Gatling 7" table:style-name="ta1">
        <table:shapes>
          <draw:frame draw:z-index="0" draw:style-name="gr1" draw:text-style-name="P1" svg:width="9in" svg:height="4in" svg:x="2.6665in" svg:y="0in">
            <draw:object draw:notify-on-update-of-ranges="'Gatling 7'.A1:'Gatling 7'.A1 'Gatling 7'.B1:'Gatling 7'.B1 'Gatling 7'.A2:'Gatling 7'.A2 'Gatling 7'.B2:'Gatling 7'.B2 'Gatling 7'.A3:'Gatling 7'.A3 'Gatling 7'.B3:'Gatling 7'.B3 'Gatling 7'.A4:'Gatling 7'.A4 'Gatling 7'.B4:'Gatling 7'.B4 'Gatling 7'.A5:'Gatling 7'.A5 'Gatling 7'.B5:'Gatling 7'.B5 'Gatling 7'.A6:'Gatling 7'.A6 'Gatling 7'.B6:'Gatling 7'.B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44179" calcext:value-type="float">
            <text:p>3044179</text:p>
          </table:table-cell>
          <table:table-cell table:formula="of:=[.B1]/300" office:value-type="float" office:value="10147.2633333333" calcext:value-type="float">
            <text:p>10147.26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846062" calcext:value-type="float">
            <text:p>2846062</text:p>
          </table:table-cell>
          <table:table-cell table:formula="of:=[.B2]/300" office:value-type="float" office:value="9486.87333333333" calcext:value-type="float">
            <text:p>9486.8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989634" calcext:value-type="float">
            <text:p>2989634</text:p>
          </table:table-cell>
          <table:table-cell table:formula="of:=[.B3]/300" office:value-type="float" office:value="9965.44666666667" calcext:value-type="float">
            <text:p>9965.44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034939" calcext:value-type="float">
            <text:p>3034939</text:p>
          </table:table-cell>
          <table:table-cell table:formula="of:=[.B4]/300" office:value-type="float" office:value="10116.4633333333" calcext:value-type="float">
            <text:p>10116.46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979783" calcext:value-type="float">
            <text:p>2979783</text:p>
          </table:table-cell>
          <table:table-cell table:formula="of:=[.B5]/300" office:value-type="float" office:value="9932.61" calcext:value-type="float">
            <text:p>9932.6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978919.4" calcext:value-type="float">
            <text:p>2978919.4</text:p>
          </table:table-cell>
          <table:table-cell table:formula="of:=[.B6]/300" office:value-type="float" office:value="9929.73133333333" calcext:value-type="float">
            <text:p>9929.73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98117" calcext:value-type="float">
            <text:p>198117</text:p>
          </table:table-cell>
          <table:table-cell table:style-name="Default"/>
        </table:table-row>
      </table:table>
      <table:table table:name="Gatling 7 distr" table:style-name="ta1">
        <table:shapes>
          <draw:frame draw:z-index="0" draw:style-name="gr1" draw:text-style-name="P1" svg:width="9in" svg:height="4in" svg:x="3.5878in" svg:y="3.4717in">
            <draw:object draw:notify-on-update-of-ranges="'Gatling 7 distr'.A2:'Gatling 7 distr'.A32 'Gatling 7 distr'.Q2:'Gatling 7 distr'.Q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72" calcext:value-type="float">
            <text:p>19372</text:p>
          </table:table-cell>
          <table:table-cell table:formula="of:=[.B3]-[.B2]" office:value-type="float" office:value="19372" calcext:value-type="float">
            <text:p>19372</text:p>
          </table:table-cell>
          <table:table-cell/>
          <table:table-cell office:value-type="float" office:value="19581" calcext:value-type="float">
            <text:p>19581</text:p>
          </table:table-cell>
          <table:table-cell table:formula="of:=[.E3]-[.E2]" office:value-type="float" office:value="19581" calcext:value-type="float">
            <text:p>19581</text:p>
          </table:table-cell>
          <table:table-cell/>
          <table:table-cell office:value-type="float" office:value="19652" calcext:value-type="float">
            <text:p>19652</text:p>
          </table:table-cell>
          <table:table-cell table:formula="of:=[.H3]-[.H2]" office:value-type="float" office:value="19652" calcext:value-type="float">
            <text:p>19652</text:p>
          </table:table-cell>
          <table:table-cell/>
          <table:table-cell office:value-type="float" office:value="19177" calcext:value-type="float">
            <text:p>19177</text:p>
          </table:table-cell>
          <table:table-cell table:formula="of:=[.K3]-[.K2]" office:value-type="float" office:value="19177" calcext:value-type="float">
            <text:p>19177</text:p>
          </table:table-cell>
          <table:table-cell/>
          <table:table-cell office:value-type="float" office:value="16806" calcext:value-type="float">
            <text:p>16806</text:p>
          </table:table-cell>
          <table:table-cell table:formula="of:=[.N3]-[.N2]" office:value-type="float" office:value="16806" calcext:value-type="float">
            <text:p>16806</text:p>
          </table:table-cell>
          <table:table-cell/>
          <table:table-cell table:formula="of:=AVERAGE([.C3];[.F3];[.I3];[.L3];[.O3])" office:value-type="float" office:value="18917.6" calcext:value-type="float">
            <text:p>18917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7070" calcext:value-type="float">
            <text:p>117070</text:p>
          </table:table-cell>
          <table:table-cell table:formula="of:=[.B4]-[.B3]" office:value-type="float" office:value="97698" calcext:value-type="float">
            <text:p>97698</text:p>
          </table:table-cell>
          <table:table-cell/>
          <table:table-cell office:value-type="float" office:value="107919" calcext:value-type="float">
            <text:p>107919</text:p>
          </table:table-cell>
          <table:table-cell table:formula="of:=[.E4]-[.E3]" office:value-type="float" office:value="88338" calcext:value-type="float">
            <text:p>88338</text:p>
          </table:table-cell>
          <table:table-cell/>
          <table:table-cell office:value-type="float" office:value="122016" calcext:value-type="float">
            <text:p>122016</text:p>
          </table:table-cell>
          <table:table-cell table:formula="of:=[.H4]-[.H3]" office:value-type="float" office:value="102364" calcext:value-type="float">
            <text:p>102364</text:p>
          </table:table-cell>
          <table:table-cell/>
          <table:table-cell office:value-type="float" office:value="113050" calcext:value-type="float">
            <text:p>113050</text:p>
          </table:table-cell>
          <table:table-cell table:formula="of:=[.K4]-[.K3]" office:value-type="float" office:value="93873" calcext:value-type="float">
            <text:p>93873</text:p>
          </table:table-cell>
          <table:table-cell/>
          <table:table-cell office:value-type="float" office:value="106388" calcext:value-type="float">
            <text:p>106388</text:p>
          </table:table-cell>
          <table:table-cell table:formula="of:=[.N4]-[.N3]" office:value-type="float" office:value="89582" calcext:value-type="float">
            <text:p>89582</text:p>
          </table:table-cell>
          <table:table-cell/>
          <table:table-cell table:formula="of:=AVERAGE([.C4];[.F4];[.I4];[.L4];[.O4])" office:value-type="float" office:value="94371" calcext:value-type="float">
            <text:p>943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041" calcext:value-type="float">
            <text:p>220041</text:p>
          </table:table-cell>
          <table:table-cell table:formula="of:=[.B5]-[.B4]" office:value-type="float" office:value="102971" calcext:value-type="float">
            <text:p>102971</text:p>
          </table:table-cell>
          <table:table-cell/>
          <table:table-cell office:value-type="float" office:value="208837" calcext:value-type="float">
            <text:p>208837</text:p>
          </table:table-cell>
          <table:table-cell table:formula="of:=[.E5]-[.E4]" office:value-type="float" office:value="100918" calcext:value-type="float">
            <text:p>100918</text:p>
          </table:table-cell>
          <table:table-cell/>
          <table:table-cell office:value-type="float" office:value="222589" calcext:value-type="float">
            <text:p>222589</text:p>
          </table:table-cell>
          <table:table-cell table:formula="of:=[.H5]-[.H4]" office:value-type="float" office:value="100573" calcext:value-type="float">
            <text:p>100573</text:p>
          </table:table-cell>
          <table:table-cell/>
          <table:table-cell office:value-type="float" office:value="215110" calcext:value-type="float">
            <text:p>215110</text:p>
          </table:table-cell>
          <table:table-cell table:formula="of:=[.K5]-[.K4]" office:value-type="float" office:value="102060" calcext:value-type="float">
            <text:p>102060</text:p>
          </table:table-cell>
          <table:table-cell/>
          <table:table-cell office:value-type="float" office:value="202897" calcext:value-type="float">
            <text:p>202897</text:p>
          </table:table-cell>
          <table:table-cell table:formula="of:=[.N5]-[.N4]" office:value-type="float" office:value="96509" calcext:value-type="float">
            <text:p>96509</text:p>
          </table:table-cell>
          <table:table-cell/>
          <table:table-cell table:formula="of:=AVERAGE([.C5];[.F5];[.I5];[.L5];[.O5])" office:value-type="float" office:value="100606.2" calcext:value-type="float">
            <text:p>100606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3267" calcext:value-type="float">
            <text:p>333267</text:p>
          </table:table-cell>
          <table:table-cell table:formula="of:=[.B6]-[.B5]" office:value-type="float" office:value="113226" calcext:value-type="float">
            <text:p>113226</text:p>
          </table:table-cell>
          <table:table-cell/>
          <table:table-cell office:value-type="float" office:value="301836" calcext:value-type="float">
            <text:p>301836</text:p>
          </table:table-cell>
          <table:table-cell table:formula="of:=[.E6]-[.E5]" office:value-type="float" office:value="92999" calcext:value-type="float">
            <text:p>92999</text:p>
          </table:table-cell>
          <table:table-cell/>
          <table:table-cell office:value-type="float" office:value="328312" calcext:value-type="float">
            <text:p>328312</text:p>
          </table:table-cell>
          <table:table-cell table:formula="of:=[.H6]-[.H5]" office:value-type="float" office:value="105723" calcext:value-type="float">
            <text:p>105723</text:p>
          </table:table-cell>
          <table:table-cell/>
          <table:table-cell office:value-type="float" office:value="326247" calcext:value-type="float">
            <text:p>326247</text:p>
          </table:table-cell>
          <table:table-cell table:formula="of:=[.K6]-[.K5]" office:value-type="float" office:value="111137" calcext:value-type="float">
            <text:p>111137</text:p>
          </table:table-cell>
          <table:table-cell/>
          <table:table-cell office:value-type="float" office:value="311112" calcext:value-type="float">
            <text:p>311112</text:p>
          </table:table-cell>
          <table:table-cell table:formula="of:=[.N6]-[.N5]" office:value-type="float" office:value="108215" calcext:value-type="float">
            <text:p>108215</text:p>
          </table:table-cell>
          <table:table-cell/>
          <table:table-cell table:formula="of:=AVERAGE([.C6];[.F6];[.I6];[.L6];[.O6])" office:value-type="float" office:value="106260" calcext:value-type="float">
            <text:p>1062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1488" calcext:value-type="float">
            <text:p>431488</text:p>
          </table:table-cell>
          <table:table-cell table:formula="of:=[.B7]-[.B6]" office:value-type="float" office:value="98221" calcext:value-type="float">
            <text:p>98221</text:p>
          </table:table-cell>
          <table:table-cell/>
          <table:table-cell office:value-type="float" office:value="395388" calcext:value-type="float">
            <text:p>395388</text:p>
          </table:table-cell>
          <table:table-cell table:formula="of:=[.E7]-[.E6]" office:value-type="float" office:value="93552" calcext:value-type="float">
            <text:p>93552</text:p>
          </table:table-cell>
          <table:table-cell/>
          <table:table-cell office:value-type="float" office:value="429743" calcext:value-type="float">
            <text:p>429743</text:p>
          </table:table-cell>
          <table:table-cell table:formula="of:=[.H7]-[.H6]" office:value-type="float" office:value="101431" calcext:value-type="float">
            <text:p>101431</text:p>
          </table:table-cell>
          <table:table-cell/>
          <table:table-cell office:value-type="float" office:value="433174" calcext:value-type="float">
            <text:p>433174</text:p>
          </table:table-cell>
          <table:table-cell table:formula="of:=[.K7]-[.K6]" office:value-type="float" office:value="106927" calcext:value-type="float">
            <text:p>106927</text:p>
          </table:table-cell>
          <table:table-cell/>
          <table:table-cell office:value-type="float" office:value="424912" calcext:value-type="float">
            <text:p>424912</text:p>
          </table:table-cell>
          <table:table-cell table:formula="of:=[.N7]-[.N6]" office:value-type="float" office:value="113800" calcext:value-type="float">
            <text:p>113800</text:p>
          </table:table-cell>
          <table:table-cell/>
          <table:table-cell table:formula="of:=AVERAGE([.C7];[.F7];[.I7];[.L7];[.O7])" office:value-type="float" office:value="102786.2" calcext:value-type="float">
            <text:p>10278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6088" calcext:value-type="float">
            <text:p>536088</text:p>
          </table:table-cell>
          <table:table-cell table:formula="of:=[.B8]-[.B7]" office:value-type="float" office:value="104600" calcext:value-type="float">
            <text:p>104600</text:p>
          </table:table-cell>
          <table:table-cell/>
          <table:table-cell office:value-type="float" office:value="492795" calcext:value-type="float">
            <text:p>492795</text:p>
          </table:table-cell>
          <table:table-cell table:formula="of:=[.E8]-[.E7]" office:value-type="float" office:value="97407" calcext:value-type="float">
            <text:p>97407</text:p>
          </table:table-cell>
          <table:table-cell/>
          <table:table-cell office:value-type="float" office:value="539398" calcext:value-type="float">
            <text:p>539398</text:p>
          </table:table-cell>
          <table:table-cell table:formula="of:=[.H8]-[.H7]" office:value-type="float" office:value="109655" calcext:value-type="float">
            <text:p>109655</text:p>
          </table:table-cell>
          <table:table-cell/>
          <table:table-cell office:value-type="float" office:value="543280" calcext:value-type="float">
            <text:p>543280</text:p>
          </table:table-cell>
          <table:table-cell table:formula="of:=[.K8]-[.K7]" office:value-type="float" office:value="110106" calcext:value-type="float">
            <text:p>110106</text:p>
          </table:table-cell>
          <table:table-cell/>
          <table:table-cell office:value-type="float" office:value="525913" calcext:value-type="float">
            <text:p>525913</text:p>
          </table:table-cell>
          <table:table-cell table:formula="of:=[.N8]-[.N7]" office:value-type="float" office:value="101001" calcext:value-type="float">
            <text:p>101001</text:p>
          </table:table-cell>
          <table:table-cell/>
          <table:table-cell table:formula="of:=AVERAGE([.C8];[.F8];[.I8];[.L8];[.O8])" office:value-type="float" office:value="104553.8" calcext:value-type="float">
            <text:p>104553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5632" calcext:value-type="float">
            <text:p>645632</text:p>
          </table:table-cell>
          <table:table-cell table:formula="of:=[.B9]-[.B8]" office:value-type="float" office:value="109544" calcext:value-type="float">
            <text:p>109544</text:p>
          </table:table-cell>
          <table:table-cell/>
          <table:table-cell office:value-type="float" office:value="592713" calcext:value-type="float">
            <text:p>592713</text:p>
          </table:table-cell>
          <table:table-cell table:formula="of:=[.E9]-[.E8]" office:value-type="float" office:value="99918" calcext:value-type="float">
            <text:p>99918</text:p>
          </table:table-cell>
          <table:table-cell/>
          <table:table-cell office:value-type="float" office:value="636085" calcext:value-type="float">
            <text:p>636085</text:p>
          </table:table-cell>
          <table:table-cell table:formula="of:=[.H9]-[.H8]" office:value-type="float" office:value="96687" calcext:value-type="float">
            <text:p>96687</text:p>
          </table:table-cell>
          <table:table-cell/>
          <table:table-cell office:value-type="float" office:value="660362" calcext:value-type="float">
            <text:p>660362</text:p>
          </table:table-cell>
          <table:table-cell table:formula="of:=[.K9]-[.K8]" office:value-type="float" office:value="117082" calcext:value-type="float">
            <text:p>117082</text:p>
          </table:table-cell>
          <table:table-cell/>
          <table:table-cell office:value-type="float" office:value="624221" calcext:value-type="float">
            <text:p>624221</text:p>
          </table:table-cell>
          <table:table-cell table:formula="of:=[.N9]-[.N8]" office:value-type="float" office:value="98308" calcext:value-type="float">
            <text:p>98308</text:p>
          </table:table-cell>
          <table:table-cell/>
          <table:table-cell table:formula="of:=AVERAGE([.C9];[.F9];[.I9];[.L9];[.O9])" office:value-type="float" office:value="104307.8" calcext:value-type="float">
            <text:p>104307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5677" calcext:value-type="float">
            <text:p>755677</text:p>
          </table:table-cell>
          <table:table-cell table:formula="of:=[.B10]-[.B9]" office:value-type="float" office:value="110045" calcext:value-type="float">
            <text:p>110045</text:p>
          </table:table-cell>
          <table:table-cell/>
          <table:table-cell office:value-type="float" office:value="698988" calcext:value-type="float">
            <text:p>698988</text:p>
          </table:table-cell>
          <table:table-cell table:formula="of:=[.E10]-[.E9]" office:value-type="float" office:value="106275" calcext:value-type="float">
            <text:p>106275</text:p>
          </table:table-cell>
          <table:table-cell/>
          <table:table-cell office:value-type="float" office:value="734160" calcext:value-type="float">
            <text:p>734160</text:p>
          </table:table-cell>
          <table:table-cell table:formula="of:=[.H10]-[.H9]" office:value-type="float" office:value="98075" calcext:value-type="float">
            <text:p>98075</text:p>
          </table:table-cell>
          <table:table-cell/>
          <table:table-cell office:value-type="float" office:value="758444" calcext:value-type="float">
            <text:p>758444</text:p>
          </table:table-cell>
          <table:table-cell table:formula="of:=[.K10]-[.K9]" office:value-type="float" office:value="98082" calcext:value-type="float">
            <text:p>98082</text:p>
          </table:table-cell>
          <table:table-cell/>
          <table:table-cell office:value-type="float" office:value="727096" calcext:value-type="float">
            <text:p>727096</text:p>
          </table:table-cell>
          <table:table-cell table:formula="of:=[.N10]-[.N9]" office:value-type="float" office:value="102875" calcext:value-type="float">
            <text:p>102875</text:p>
          </table:table-cell>
          <table:table-cell/>
          <table:table-cell table:formula="of:=AVERAGE([.C10];[.F10];[.I10];[.L10];[.O10])" office:value-type="float" office:value="103070.4" calcext:value-type="float">
            <text:p>103070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7604" calcext:value-type="float">
            <text:p>867604</text:p>
          </table:table-cell>
          <table:table-cell table:formula="of:=[.B11]-[.B10]" office:value-type="float" office:value="111927" calcext:value-type="float">
            <text:p>111927</text:p>
          </table:table-cell>
          <table:table-cell/>
          <table:table-cell office:value-type="float" office:value="805103" calcext:value-type="float">
            <text:p>805103</text:p>
          </table:table-cell>
          <table:table-cell table:formula="of:=[.E11]-[.E10]" office:value-type="float" office:value="106115" calcext:value-type="float">
            <text:p>106115</text:p>
          </table:table-cell>
          <table:table-cell/>
          <table:table-cell office:value-type="float" office:value="840177" calcext:value-type="float">
            <text:p>840177</text:p>
          </table:table-cell>
          <table:table-cell table:formula="of:=[.H11]-[.H10]" office:value-type="float" office:value="106017" calcext:value-type="float">
            <text:p>106017</text:p>
          </table:table-cell>
          <table:table-cell/>
          <table:table-cell office:value-type="float" office:value="851483" calcext:value-type="float">
            <text:p>851483</text:p>
          </table:table-cell>
          <table:table-cell table:formula="of:=[.K11]-[.K10]" office:value-type="float" office:value="93039" calcext:value-type="float">
            <text:p>93039</text:p>
          </table:table-cell>
          <table:table-cell/>
          <table:table-cell office:value-type="float" office:value="843032" calcext:value-type="float">
            <text:p>843032</text:p>
          </table:table-cell>
          <table:table-cell table:formula="of:=[.N11]-[.N10]" office:value-type="float" office:value="115936" calcext:value-type="float">
            <text:p>115936</text:p>
          </table:table-cell>
          <table:table-cell/>
          <table:table-cell table:formula="of:=AVERAGE([.C11];[.F11];[.I11];[.L11];[.O11])" office:value-type="float" office:value="106606.8" calcext:value-type="float">
            <text:p>106606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1313" calcext:value-type="float">
            <text:p>971313</text:p>
          </table:table-cell>
          <table:table-cell table:formula="of:=[.B12]-[.B11]" office:value-type="float" office:value="103709" calcext:value-type="float">
            <text:p>103709</text:p>
          </table:table-cell>
          <table:table-cell/>
          <table:table-cell office:value-type="float" office:value="899011" calcext:value-type="float">
            <text:p>899011</text:p>
          </table:table-cell>
          <table:table-cell table:formula="of:=[.E12]-[.E11]" office:value-type="float" office:value="93908" calcext:value-type="float">
            <text:p>93908</text:p>
          </table:table-cell>
          <table:table-cell/>
          <table:table-cell office:value-type="float" office:value="931552" calcext:value-type="float">
            <text:p>931552</text:p>
          </table:table-cell>
          <table:table-cell table:formula="of:=[.H12]-[.H11]" office:value-type="float" office:value="91375" calcext:value-type="float">
            <text:p>91375</text:p>
          </table:table-cell>
          <table:table-cell/>
          <table:table-cell office:value-type="float" office:value="954435" calcext:value-type="float">
            <text:p>954435</text:p>
          </table:table-cell>
          <table:table-cell table:formula="of:=[.K12]-[.K11]" office:value-type="float" office:value="102952" calcext:value-type="float">
            <text:p>102952</text:p>
          </table:table-cell>
          <table:table-cell/>
          <table:table-cell office:value-type="float" office:value="939442" calcext:value-type="float">
            <text:p>939442</text:p>
          </table:table-cell>
          <table:table-cell table:formula="of:=[.N12]-[.N11]" office:value-type="float" office:value="96410" calcext:value-type="float">
            <text:p>96410</text:p>
          </table:table-cell>
          <table:table-cell/>
          <table:table-cell table:formula="of:=AVERAGE([.C12];[.F12];[.I12];[.L12];[.O12])" office:value-type="float" office:value="97670.8" calcext:value-type="float">
            <text:p>9767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0325" calcext:value-type="float">
            <text:p>1070325</text:p>
          </table:table-cell>
          <table:table-cell table:formula="of:=[.B13]-[.B12]" office:value-type="float" office:value="99012" calcext:value-type="float">
            <text:p>99012</text:p>
          </table:table-cell>
          <table:table-cell/>
          <table:table-cell office:value-type="float" office:value="989908" calcext:value-type="float">
            <text:p>989908</text:p>
          </table:table-cell>
          <table:table-cell table:formula="of:=[.E13]-[.E12]" office:value-type="float" office:value="90897" calcext:value-type="float">
            <text:p>90897</text:p>
          </table:table-cell>
          <table:table-cell/>
          <table:table-cell office:value-type="float" office:value="1031222" calcext:value-type="float">
            <text:p>1031222</text:p>
          </table:table-cell>
          <table:table-cell table:formula="of:=[.H13]-[.H12]" office:value-type="float" office:value="99670" calcext:value-type="float">
            <text:p>99670</text:p>
          </table:table-cell>
          <table:table-cell/>
          <table:table-cell office:value-type="float" office:value="1067288" calcext:value-type="float">
            <text:p>1067288</text:p>
          </table:table-cell>
          <table:table-cell table:formula="of:=[.K13]-[.K12]" office:value-type="float" office:value="112853" calcext:value-type="float">
            <text:p>112853</text:p>
          </table:table-cell>
          <table:table-cell/>
          <table:table-cell office:value-type="float" office:value="1046154" calcext:value-type="float">
            <text:p>1046154</text:p>
          </table:table-cell>
          <table:table-cell table:formula="of:=[.N13]-[.N12]" office:value-type="float" office:value="106712" calcext:value-type="float">
            <text:p>106712</text:p>
          </table:table-cell>
          <table:table-cell/>
          <table:table-cell table:formula="of:=AVERAGE([.C13];[.F13];[.I13];[.L13];[.O13])" office:value-type="float" office:value="101828.8" calcext:value-type="float">
            <text:p>101828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0332" calcext:value-type="float">
            <text:p>1170332</text:p>
          </table:table-cell>
          <table:table-cell table:formula="of:=[.B14]-[.B13]" office:value-type="float" office:value="100007" calcext:value-type="float">
            <text:p>100007</text:p>
          </table:table-cell>
          <table:table-cell/>
          <table:table-cell office:value-type="float" office:value="1095500" calcext:value-type="float">
            <text:p>1095500</text:p>
          </table:table-cell>
          <table:table-cell table:formula="of:=[.E14]-[.E13]" office:value-type="float" office:value="105592" calcext:value-type="float">
            <text:p>105592</text:p>
          </table:table-cell>
          <table:table-cell/>
          <table:table-cell office:value-type="float" office:value="1136059" calcext:value-type="float">
            <text:p>1136059</text:p>
          </table:table-cell>
          <table:table-cell table:formula="of:=[.H14]-[.H13]" office:value-type="float" office:value="104837" calcext:value-type="float">
            <text:p>104837</text:p>
          </table:table-cell>
          <table:table-cell/>
          <table:table-cell office:value-type="float" office:value="1158340" calcext:value-type="float">
            <text:p>1158340</text:p>
          </table:table-cell>
          <table:table-cell table:formula="of:=[.K14]-[.K13]" office:value-type="float" office:value="91052" calcext:value-type="float">
            <text:p>91052</text:p>
          </table:table-cell>
          <table:table-cell/>
          <table:table-cell office:value-type="float" office:value="1149744" calcext:value-type="float">
            <text:p>1149744</text:p>
          </table:table-cell>
          <table:table-cell table:formula="of:=[.N14]-[.N13]" office:value-type="float" office:value="103590" calcext:value-type="float">
            <text:p>103590</text:p>
          </table:table-cell>
          <table:table-cell/>
          <table:table-cell table:formula="of:=AVERAGE([.C14];[.F14];[.I14];[.L14];[.O14])" office:value-type="float" office:value="101015.6" calcext:value-type="float">
            <text:p>101015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4386" calcext:value-type="float">
            <text:p>1274386</text:p>
          </table:table-cell>
          <table:table-cell table:formula="of:=[.B15]-[.B14]" office:value-type="float" office:value="104054" calcext:value-type="float">
            <text:p>104054</text:p>
          </table:table-cell>
          <table:table-cell/>
          <table:table-cell office:value-type="float" office:value="1187454" calcext:value-type="float">
            <text:p>1187454</text:p>
          </table:table-cell>
          <table:table-cell table:formula="of:=[.E15]-[.E14]" office:value-type="float" office:value="91954" calcext:value-type="float">
            <text:p>91954</text:p>
          </table:table-cell>
          <table:table-cell/>
          <table:table-cell office:value-type="float" office:value="1235610" calcext:value-type="float">
            <text:p>1235610</text:p>
          </table:table-cell>
          <table:table-cell table:formula="of:=[.H15]-[.H14]" office:value-type="float" office:value="99551" calcext:value-type="float">
            <text:p>99551</text:p>
          </table:table-cell>
          <table:table-cell/>
          <table:table-cell office:value-type="float" office:value="1264631" calcext:value-type="float">
            <text:p>1264631</text:p>
          </table:table-cell>
          <table:table-cell table:formula="of:=[.K15]-[.K14]" office:value-type="float" office:value="106291" calcext:value-type="float">
            <text:p>106291</text:p>
          </table:table-cell>
          <table:table-cell/>
          <table:table-cell office:value-type="float" office:value="1256784" calcext:value-type="float">
            <text:p>1256784</text:p>
          </table:table-cell>
          <table:table-cell table:formula="of:=[.N15]-[.N14]" office:value-type="float" office:value="107040" calcext:value-type="float">
            <text:p>107040</text:p>
          </table:table-cell>
          <table:table-cell/>
          <table:table-cell table:formula="of:=AVERAGE([.C15];[.F15];[.I15];[.L15];[.O15])" office:value-type="float" office:value="101778" calcext:value-type="float">
            <text:p>1017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76134" calcext:value-type="float">
            <text:p>1376134</text:p>
          </table:table-cell>
          <table:table-cell table:formula="of:=[.B16]-[.B15]" office:value-type="float" office:value="101748" calcext:value-type="float">
            <text:p>101748</text:p>
          </table:table-cell>
          <table:table-cell/>
          <table:table-cell office:value-type="float" office:value="1292532" calcext:value-type="float">
            <text:p>1292532</text:p>
          </table:table-cell>
          <table:table-cell table:formula="of:=[.E16]-[.E15]" office:value-type="float" office:value="105078" calcext:value-type="float">
            <text:p>105078</text:p>
          </table:table-cell>
          <table:table-cell/>
          <table:table-cell office:value-type="float" office:value="1349835" calcext:value-type="float">
            <text:p>1349835</text:p>
          </table:table-cell>
          <table:table-cell table:formula="of:=[.H16]-[.H15]" office:value-type="float" office:value="114225" calcext:value-type="float">
            <text:p>114225</text:p>
          </table:table-cell>
          <table:table-cell/>
          <table:table-cell office:value-type="float" office:value="1366197" calcext:value-type="float">
            <text:p>1366197</text:p>
          </table:table-cell>
          <table:table-cell table:formula="of:=[.K16]-[.K15]" office:value-type="float" office:value="101566" calcext:value-type="float">
            <text:p>101566</text:p>
          </table:table-cell>
          <table:table-cell/>
          <table:table-cell office:value-type="float" office:value="1356787" calcext:value-type="float">
            <text:p>1356787</text:p>
          </table:table-cell>
          <table:table-cell table:formula="of:=[.N16]-[.N15]" office:value-type="float" office:value="100003" calcext:value-type="float">
            <text:p>100003</text:p>
          </table:table-cell>
          <table:table-cell/>
          <table:table-cell table:formula="of:=AVERAGE([.C16];[.F16];[.I16];[.L16];[.O16])" office:value-type="float" office:value="104524" calcext:value-type="float">
            <text:p>104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0187" calcext:value-type="float">
            <text:p>1480187</text:p>
          </table:table-cell>
          <table:table-cell table:formula="of:=[.B17]-[.B16]" office:value-type="float" office:value="104053" calcext:value-type="float">
            <text:p>104053</text:p>
          </table:table-cell>
          <table:table-cell/>
          <table:table-cell office:value-type="float" office:value="1383129" calcext:value-type="float">
            <text:p>1383129</text:p>
          </table:table-cell>
          <table:table-cell table:formula="of:=[.E17]-[.E16]" office:value-type="float" office:value="90597" calcext:value-type="float">
            <text:p>90597</text:p>
          </table:table-cell>
          <table:table-cell/>
          <table:table-cell office:value-type="float" office:value="1447528" calcext:value-type="float">
            <text:p>1447528</text:p>
          </table:table-cell>
          <table:table-cell table:formula="of:=[.H17]-[.H16]" office:value-type="float" office:value="97693" calcext:value-type="float">
            <text:p>97693</text:p>
          </table:table-cell>
          <table:table-cell/>
          <table:table-cell office:value-type="float" office:value="1470153" calcext:value-type="float">
            <text:p>1470153</text:p>
          </table:table-cell>
          <table:table-cell table:formula="of:=[.K17]-[.K16]" office:value-type="float" office:value="103956" calcext:value-type="float">
            <text:p>103956</text:p>
          </table:table-cell>
          <table:table-cell/>
          <table:table-cell office:value-type="float" office:value="1458058" calcext:value-type="float">
            <text:p>1458058</text:p>
          </table:table-cell>
          <table:table-cell table:formula="of:=[.N17]-[.N16]" office:value-type="float" office:value="101271" calcext:value-type="float">
            <text:p>101271</text:p>
          </table:table-cell>
          <table:table-cell/>
          <table:table-cell table:formula="of:=AVERAGE([.C17];[.F17];[.I17];[.L17];[.O17])" office:value-type="float" office:value="99514" calcext:value-type="float">
            <text:p>995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1650" calcext:value-type="float">
            <text:p>1591650</text:p>
          </table:table-cell>
          <table:table-cell table:formula="of:=[.B18]-[.B17]" office:value-type="float" office:value="111463" calcext:value-type="float">
            <text:p>111463</text:p>
          </table:table-cell>
          <table:table-cell/>
          <table:table-cell office:value-type="float" office:value="1472642" calcext:value-type="float">
            <text:p>1472642</text:p>
          </table:table-cell>
          <table:table-cell table:formula="of:=[.E18]-[.E17]" office:value-type="float" office:value="89513" calcext:value-type="float">
            <text:p>89513</text:p>
          </table:table-cell>
          <table:table-cell/>
          <table:table-cell office:value-type="float" office:value="1552123" calcext:value-type="float">
            <text:p>1552123</text:p>
          </table:table-cell>
          <table:table-cell table:formula="of:=[.H18]-[.H17]" office:value-type="float" office:value="104595" calcext:value-type="float">
            <text:p>104595</text:p>
          </table:table-cell>
          <table:table-cell/>
          <table:table-cell office:value-type="float" office:value="1575966" calcext:value-type="float">
            <text:p>1575966</text:p>
          </table:table-cell>
          <table:table-cell table:formula="of:=[.K18]-[.K17]" office:value-type="float" office:value="105813" calcext:value-type="float">
            <text:p>105813</text:p>
          </table:table-cell>
          <table:table-cell/>
          <table:table-cell office:value-type="float" office:value="1568231" calcext:value-type="float">
            <text:p>1568231</text:p>
          </table:table-cell>
          <table:table-cell table:formula="of:=[.N18]-[.N17]" office:value-type="float" office:value="110173" calcext:value-type="float">
            <text:p>110173</text:p>
          </table:table-cell>
          <table:table-cell/>
          <table:table-cell table:formula="of:=AVERAGE([.C18];[.F18];[.I18];[.L18];[.O18])" office:value-type="float" office:value="104311.4" calcext:value-type="float">
            <text:p>104311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0623" calcext:value-type="float">
            <text:p>1690623</text:p>
          </table:table-cell>
          <table:table-cell table:formula="of:=[.B19]-[.B18]" office:value-type="float" office:value="98973" calcext:value-type="float">
            <text:p>98973</text:p>
          </table:table-cell>
          <table:table-cell/>
          <table:table-cell office:value-type="float" office:value="1568631" calcext:value-type="float">
            <text:p>1568631</text:p>
          </table:table-cell>
          <table:table-cell table:formula="of:=[.E19]-[.E18]" office:value-type="float" office:value="95989" calcext:value-type="float">
            <text:p>95989</text:p>
          </table:table-cell>
          <table:table-cell/>
          <table:table-cell office:value-type="float" office:value="1650179" calcext:value-type="float">
            <text:p>1650179</text:p>
          </table:table-cell>
          <table:table-cell table:formula="of:=[.H19]-[.H18]" office:value-type="float" office:value="98056" calcext:value-type="float">
            <text:p>98056</text:p>
          </table:table-cell>
          <table:table-cell/>
          <table:table-cell office:value-type="float" office:value="1688689" calcext:value-type="float">
            <text:p>1688689</text:p>
          </table:table-cell>
          <table:table-cell table:formula="of:=[.K19]-[.K18]" office:value-type="float" office:value="112723" calcext:value-type="float">
            <text:p>112723</text:p>
          </table:table-cell>
          <table:table-cell/>
          <table:table-cell office:value-type="float" office:value="1669421" calcext:value-type="float">
            <text:p>1669421</text:p>
          </table:table-cell>
          <table:table-cell table:formula="of:=[.N19]-[.N18]" office:value-type="float" office:value="101190" calcext:value-type="float">
            <text:p>101190</text:p>
          </table:table-cell>
          <table:table-cell/>
          <table:table-cell table:formula="of:=AVERAGE([.C19];[.F19];[.I19];[.L19];[.O19])" office:value-type="float" office:value="101386.2" calcext:value-type="float">
            <text:p>101386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3776" calcext:value-type="float">
            <text:p>1793776</text:p>
          </table:table-cell>
          <table:table-cell table:formula="of:=[.B20]-[.B19]" office:value-type="float" office:value="103153" calcext:value-type="float">
            <text:p>103153</text:p>
          </table:table-cell>
          <table:table-cell/>
          <table:table-cell office:value-type="float" office:value="1649838" calcext:value-type="float">
            <text:p>1649838</text:p>
          </table:table-cell>
          <table:table-cell table:formula="of:=[.E20]-[.E19]" office:value-type="float" office:value="81207" calcext:value-type="float">
            <text:p>81207</text:p>
          </table:table-cell>
          <table:table-cell/>
          <table:table-cell office:value-type="float" office:value="1744366" calcext:value-type="float">
            <text:p>1744366</text:p>
          </table:table-cell>
          <table:table-cell table:formula="of:=[.H20]-[.H19]" office:value-type="float" office:value="94187" calcext:value-type="float">
            <text:p>94187</text:p>
          </table:table-cell>
          <table:table-cell/>
          <table:table-cell office:value-type="float" office:value="1791505" calcext:value-type="float">
            <text:p>1791505</text:p>
          </table:table-cell>
          <table:table-cell table:formula="of:=[.K20]-[.K19]" office:value-type="float" office:value="102816" calcext:value-type="float">
            <text:p>102816</text:p>
          </table:table-cell>
          <table:table-cell/>
          <table:table-cell office:value-type="float" office:value="1776459" calcext:value-type="float">
            <text:p>1776459</text:p>
          </table:table-cell>
          <table:table-cell table:formula="of:=[.N20]-[.N19]" office:value-type="float" office:value="107038" calcext:value-type="float">
            <text:p>107038</text:p>
          </table:table-cell>
          <table:table-cell/>
          <table:table-cell table:formula="of:=AVERAGE([.C20];[.F20];[.I20];[.L20];[.O20])" office:value-type="float" office:value="97680.2" calcext:value-type="float">
            <text:p>97680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2291" calcext:value-type="float">
            <text:p>1902291</text:p>
          </table:table-cell>
          <table:table-cell table:formula="of:=[.B21]-[.B20]" office:value-type="float" office:value="108515" calcext:value-type="float">
            <text:p>108515</text:p>
          </table:table-cell>
          <table:table-cell/>
          <table:table-cell office:value-type="float" office:value="1751026" calcext:value-type="float">
            <text:p>1751026</text:p>
          </table:table-cell>
          <table:table-cell table:formula="of:=[.E21]-[.E20]" office:value-type="float" office:value="101188" calcext:value-type="float">
            <text:p>101188</text:p>
          </table:table-cell>
          <table:table-cell/>
          <table:table-cell office:value-type="float" office:value="1851503" calcext:value-type="float">
            <text:p>1851503</text:p>
          </table:table-cell>
          <table:table-cell table:formula="of:=[.H21]-[.H20]" office:value-type="float" office:value="107137" calcext:value-type="float">
            <text:p>107137</text:p>
          </table:table-cell>
          <table:table-cell/>
          <table:table-cell office:value-type="float" office:value="1892138" calcext:value-type="float">
            <text:p>1892138</text:p>
          </table:table-cell>
          <table:table-cell table:formula="of:=[.K21]-[.K20]" office:value-type="float" office:value="100633" calcext:value-type="float">
            <text:p>100633</text:p>
          </table:table-cell>
          <table:table-cell/>
          <table:table-cell office:value-type="float" office:value="1880698" calcext:value-type="float">
            <text:p>1880698</text:p>
          </table:table-cell>
          <table:table-cell table:formula="of:=[.N21]-[.N20]" office:value-type="float" office:value="104239" calcext:value-type="float">
            <text:p>104239</text:p>
          </table:table-cell>
          <table:table-cell/>
          <table:table-cell table:formula="of:=AVERAGE([.C21];[.F21];[.I21];[.L21];[.O21])" office:value-type="float" office:value="104342.4" calcext:value-type="float">
            <text:p>104342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3792" calcext:value-type="float">
            <text:p>2003792</text:p>
          </table:table-cell>
          <table:table-cell table:formula="of:=[.B22]-[.B21]" office:value-type="float" office:value="101501" calcext:value-type="float">
            <text:p>101501</text:p>
          </table:table-cell>
          <table:table-cell/>
          <table:table-cell office:value-type="float" office:value="1839305" calcext:value-type="float">
            <text:p>1839305</text:p>
          </table:table-cell>
          <table:table-cell table:formula="of:=[.E22]-[.E21]" office:value-type="float" office:value="88279" calcext:value-type="float">
            <text:p>88279</text:p>
          </table:table-cell>
          <table:table-cell/>
          <table:table-cell office:value-type="float" office:value="1954064" calcext:value-type="float">
            <text:p>1954064</text:p>
          </table:table-cell>
          <table:table-cell table:formula="of:=[.H22]-[.H21]" office:value-type="float" office:value="102561" calcext:value-type="float">
            <text:p>102561</text:p>
          </table:table-cell>
          <table:table-cell/>
          <table:table-cell office:value-type="float" office:value="1996357" calcext:value-type="float">
            <text:p>1996357</text:p>
          </table:table-cell>
          <table:table-cell table:formula="of:=[.K22]-[.K21]" office:value-type="float" office:value="104219" calcext:value-type="float">
            <text:p>104219</text:p>
          </table:table-cell>
          <table:table-cell/>
          <table:table-cell office:value-type="float" office:value="1988535" calcext:value-type="float">
            <text:p>1988535</text:p>
          </table:table-cell>
          <table:table-cell table:formula="of:=[.N22]-[.N21]" office:value-type="float" office:value="107837" calcext:value-type="float">
            <text:p>107837</text:p>
          </table:table-cell>
          <table:table-cell/>
          <table:table-cell table:formula="of:=AVERAGE([.C22];[.F22];[.I22];[.L22];[.O22])" office:value-type="float" office:value="100879.4" calcext:value-type="float">
            <text:p>100879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0597" calcext:value-type="float">
            <text:p>2110597</text:p>
          </table:table-cell>
          <table:table-cell table:formula="of:=[.B23]-[.B22]" office:value-type="float" office:value="106805" calcext:value-type="float">
            <text:p>106805</text:p>
          </table:table-cell>
          <table:table-cell/>
          <table:table-cell office:value-type="float" office:value="1937733" calcext:value-type="float">
            <text:p>1937733</text:p>
          </table:table-cell>
          <table:table-cell table:formula="of:=[.E23]-[.E22]" office:value-type="float" office:value="98428" calcext:value-type="float">
            <text:p>98428</text:p>
          </table:table-cell>
          <table:table-cell/>
          <table:table-cell office:value-type="float" office:value="2054490" calcext:value-type="float">
            <text:p>2054490</text:p>
          </table:table-cell>
          <table:table-cell table:formula="of:=[.H23]-[.H22]" office:value-type="float" office:value="100426" calcext:value-type="float">
            <text:p>100426</text:p>
          </table:table-cell>
          <table:table-cell/>
          <table:table-cell office:value-type="float" office:value="2084469" calcext:value-type="float">
            <text:p>2084469</text:p>
          </table:table-cell>
          <table:table-cell table:formula="of:=[.K23]-[.K22]" office:value-type="float" office:value="88112" calcext:value-type="float">
            <text:p>88112</text:p>
          </table:table-cell>
          <table:table-cell/>
          <table:table-cell office:value-type="float" office:value="2091964" calcext:value-type="float">
            <text:p>2091964</text:p>
          </table:table-cell>
          <table:table-cell table:formula="of:=[.N23]-[.N22]" office:value-type="float" office:value="103429" calcext:value-type="float">
            <text:p>103429</text:p>
          </table:table-cell>
          <table:table-cell/>
          <table:table-cell table:formula="of:=AVERAGE([.C23];[.F23];[.I23];[.L23];[.O23])" office:value-type="float" office:value="99440" calcext:value-type="float">
            <text:p>9944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7919" calcext:value-type="float">
            <text:p>2207919</text:p>
          </table:table-cell>
          <table:table-cell table:formula="of:=[.B24]-[.B23]" office:value-type="float" office:value="97322" calcext:value-type="float">
            <text:p>97322</text:p>
          </table:table-cell>
          <table:table-cell/>
          <table:table-cell office:value-type="float" office:value="2034396" calcext:value-type="float">
            <text:p>2034396</text:p>
          </table:table-cell>
          <table:table-cell table:formula="of:=[.E24]-[.E23]" office:value-type="float" office:value="96663" calcext:value-type="float">
            <text:p>96663</text:p>
          </table:table-cell>
          <table:table-cell/>
          <table:table-cell office:value-type="float" office:value="2154789" calcext:value-type="float">
            <text:p>2154789</text:p>
          </table:table-cell>
          <table:table-cell table:formula="of:=[.H24]-[.H23]" office:value-type="float" office:value="100299" calcext:value-type="float">
            <text:p>100299</text:p>
          </table:table-cell>
          <table:table-cell/>
          <table:table-cell office:value-type="float" office:value="2198938" calcext:value-type="float">
            <text:p>2198938</text:p>
          </table:table-cell>
          <table:table-cell table:formula="of:=[.K24]-[.K23]" office:value-type="float" office:value="114469" calcext:value-type="float">
            <text:p>114469</text:p>
          </table:table-cell>
          <table:table-cell/>
          <table:table-cell office:value-type="float" office:value="2190893" calcext:value-type="float">
            <text:p>2190893</text:p>
          </table:table-cell>
          <table:table-cell table:formula="of:=[.N24]-[.N23]" office:value-type="float" office:value="98929" calcext:value-type="float">
            <text:p>98929</text:p>
          </table:table-cell>
          <table:table-cell/>
          <table:table-cell table:formula="of:=AVERAGE([.C24];[.F24];[.I24];[.L24];[.O24])" office:value-type="float" office:value="101536.4" calcext:value-type="float">
            <text:p>101536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1180" calcext:value-type="float">
            <text:p>2311180</text:p>
          </table:table-cell>
          <table:table-cell table:formula="of:=[.B25]-[.B24]" office:value-type="float" office:value="103261" calcext:value-type="float">
            <text:p>103261</text:p>
          </table:table-cell>
          <table:table-cell/>
          <table:table-cell office:value-type="float" office:value="2129485" calcext:value-type="float">
            <text:p>2129485</text:p>
          </table:table-cell>
          <table:table-cell table:formula="of:=[.E25]-[.E24]" office:value-type="float" office:value="95089" calcext:value-type="float">
            <text:p>95089</text:p>
          </table:table-cell>
          <table:table-cell/>
          <table:table-cell office:value-type="float" office:value="2267549" calcext:value-type="float">
            <text:p>2267549</text:p>
          </table:table-cell>
          <table:table-cell table:formula="of:=[.H25]-[.H24]" office:value-type="float" office:value="112760" calcext:value-type="float">
            <text:p>112760</text:p>
          </table:table-cell>
          <table:table-cell/>
          <table:table-cell office:value-type="float" office:value="2298762" calcext:value-type="float">
            <text:p>2298762</text:p>
          </table:table-cell>
          <table:table-cell table:formula="of:=[.K25]-[.K24]" office:value-type="float" office:value="99824" calcext:value-type="float">
            <text:p>99824</text:p>
          </table:table-cell>
          <table:table-cell/>
          <table:table-cell office:value-type="float" office:value="2297520" calcext:value-type="float">
            <text:p>2297520</text:p>
          </table:table-cell>
          <table:table-cell table:formula="of:=[.N25]-[.N24]" office:value-type="float" office:value="106627" calcext:value-type="float">
            <text:p>106627</text:p>
          </table:table-cell>
          <table:table-cell/>
          <table:table-cell table:formula="of:=AVERAGE([.C25];[.F25];[.I25];[.L25];[.O25])" office:value-type="float" office:value="103512.2" calcext:value-type="float">
            <text:p>103512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6277" calcext:value-type="float">
            <text:p>2416277</text:p>
          </table:table-cell>
          <table:table-cell table:formula="of:=[.B26]-[.B25]" office:value-type="float" office:value="105097" calcext:value-type="float">
            <text:p>105097</text:p>
          </table:table-cell>
          <table:table-cell/>
          <table:table-cell office:value-type="float" office:value="2240215" calcext:value-type="float">
            <text:p>2240215</text:p>
          </table:table-cell>
          <table:table-cell table:formula="of:=[.E26]-[.E25]" office:value-type="float" office:value="110730" calcext:value-type="float">
            <text:p>110730</text:p>
          </table:table-cell>
          <table:table-cell/>
          <table:table-cell office:value-type="float" office:value="2369015" calcext:value-type="float">
            <text:p>2369015</text:p>
          </table:table-cell>
          <table:table-cell table:formula="of:=[.H26]-[.H25]" office:value-type="float" office:value="101466" calcext:value-type="float">
            <text:p>101466</text:p>
          </table:table-cell>
          <table:table-cell/>
          <table:table-cell office:value-type="float" office:value="2404730" calcext:value-type="float">
            <text:p>2404730</text:p>
          </table:table-cell>
          <table:table-cell table:formula="of:=[.K26]-[.K25]" office:value-type="float" office:value="105968" calcext:value-type="float">
            <text:p>105968</text:p>
          </table:table-cell>
          <table:table-cell/>
          <table:table-cell office:value-type="float" office:value="2396191" calcext:value-type="float">
            <text:p>2396191</text:p>
          </table:table-cell>
          <table:table-cell table:formula="of:=[.N26]-[.N25]" office:value-type="float" office:value="98671" calcext:value-type="float">
            <text:p>98671</text:p>
          </table:table-cell>
          <table:table-cell/>
          <table:table-cell table:formula="of:=AVERAGE([.C26];[.F26];[.I26];[.L26];[.O26])" office:value-type="float" office:value="104386.4" calcext:value-type="float">
            <text:p>104386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26570" calcext:value-type="float">
            <text:p>2526570</text:p>
          </table:table-cell>
          <table:table-cell table:formula="of:=[.B27]-[.B26]" office:value-type="float" office:value="110293" calcext:value-type="float">
            <text:p>110293</text:p>
          </table:table-cell>
          <table:table-cell/>
          <table:table-cell office:value-type="float" office:value="2337969" calcext:value-type="float">
            <text:p>2337969</text:p>
          </table:table-cell>
          <table:table-cell table:formula="of:=[.E27]-[.E26]" office:value-type="float" office:value="97754" calcext:value-type="float">
            <text:p>97754</text:p>
          </table:table-cell>
          <table:table-cell/>
          <table:table-cell office:value-type="float" office:value="2466816" calcext:value-type="float">
            <text:p>2466816</text:p>
          </table:table-cell>
          <table:table-cell table:formula="of:=[.H27]-[.H26]" office:value-type="float" office:value="97801" calcext:value-type="float">
            <text:p>97801</text:p>
          </table:table-cell>
          <table:table-cell/>
          <table:table-cell office:value-type="float" office:value="2501226" calcext:value-type="float">
            <text:p>2501226</text:p>
          </table:table-cell>
          <table:table-cell table:formula="of:=[.K27]-[.K26]" office:value-type="float" office:value="96496" calcext:value-type="float">
            <text:p>96496</text:p>
          </table:table-cell>
          <table:table-cell/>
          <table:table-cell office:value-type="float" office:value="2488368" calcext:value-type="float">
            <text:p>2488368</text:p>
          </table:table-cell>
          <table:table-cell table:formula="of:=[.N27]-[.N26]" office:value-type="float" office:value="92177" calcext:value-type="float">
            <text:p>92177</text:p>
          </table:table-cell>
          <table:table-cell/>
          <table:table-cell table:formula="of:=AVERAGE([.C27];[.F27];[.I27];[.L27];[.O27])" office:value-type="float" office:value="98904.2" calcext:value-type="float">
            <text:p>98904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27440" calcext:value-type="float">
            <text:p>2627440</text:p>
          </table:table-cell>
          <table:table-cell table:formula="of:=[.B28]-[.B27]" office:value-type="float" office:value="100870" calcext:value-type="float">
            <text:p>100870</text:p>
          </table:table-cell>
          <table:table-cell/>
          <table:table-cell office:value-type="float" office:value="2439269" calcext:value-type="float">
            <text:p>2439269</text:p>
          </table:table-cell>
          <table:table-cell table:formula="of:=[.E28]-[.E27]" office:value-type="float" office:value="101300" calcext:value-type="float">
            <text:p>101300</text:p>
          </table:table-cell>
          <table:table-cell/>
          <table:table-cell office:value-type="float" office:value="2571896" calcext:value-type="float">
            <text:p>2571896</text:p>
          </table:table-cell>
          <table:table-cell table:formula="of:=[.H28]-[.H27]" office:value-type="float" office:value="105080" calcext:value-type="float">
            <text:p>105080</text:p>
          </table:table-cell>
          <table:table-cell/>
          <table:table-cell office:value-type="float" office:value="2607063" calcext:value-type="float">
            <text:p>2607063</text:p>
          </table:table-cell>
          <table:table-cell table:formula="of:=[.K28]-[.K27]" office:value-type="float" office:value="105837" calcext:value-type="float">
            <text:p>105837</text:p>
          </table:table-cell>
          <table:table-cell/>
          <table:table-cell office:value-type="float" office:value="2577931" calcext:value-type="float">
            <text:p>2577931</text:p>
          </table:table-cell>
          <table:table-cell table:formula="of:=[.N28]-[.N27]" office:value-type="float" office:value="89563" calcext:value-type="float">
            <text:p>89563</text:p>
          </table:table-cell>
          <table:table-cell/>
          <table:table-cell table:formula="of:=AVERAGE([.C28];[.F28];[.I28];[.L28];[.O28])" office:value-type="float" office:value="100530" calcext:value-type="float">
            <text:p>1005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39263" calcext:value-type="float">
            <text:p>2739263</text:p>
          </table:table-cell>
          <table:table-cell table:formula="of:=[.B29]-[.B28]" office:value-type="float" office:value="111823" calcext:value-type="float">
            <text:p>111823</text:p>
          </table:table-cell>
          <table:table-cell/>
          <table:table-cell office:value-type="float" office:value="2534731" calcext:value-type="float">
            <text:p>2534731</text:p>
          </table:table-cell>
          <table:table-cell table:formula="of:=[.E29]-[.E28]" office:value-type="float" office:value="95462" calcext:value-type="float">
            <text:p>95462</text:p>
          </table:table-cell>
          <table:table-cell/>
          <table:table-cell office:value-type="float" office:value="2677529" calcext:value-type="float">
            <text:p>2677529</text:p>
          </table:table-cell>
          <table:table-cell table:formula="of:=[.H29]-[.H28]" office:value-type="float" office:value="105633" calcext:value-type="float">
            <text:p>105633</text:p>
          </table:table-cell>
          <table:table-cell/>
          <table:table-cell office:value-type="float" office:value="2711895" calcext:value-type="float">
            <text:p>2711895</text:p>
          </table:table-cell>
          <table:table-cell table:formula="of:=[.K29]-[.K28]" office:value-type="float" office:value="104832" calcext:value-type="float">
            <text:p>104832</text:p>
          </table:table-cell>
          <table:table-cell/>
          <table:table-cell office:value-type="float" office:value="2673379" calcext:value-type="float">
            <text:p>2673379</text:p>
          </table:table-cell>
          <table:table-cell table:formula="of:=[.N29]-[.N28]" office:value-type="float" office:value="95448" calcext:value-type="float">
            <text:p>95448</text:p>
          </table:table-cell>
          <table:table-cell/>
          <table:table-cell table:formula="of:=AVERAGE([.C29];[.F29];[.I29];[.L29];[.O29])" office:value-type="float" office:value="102639.6" calcext:value-type="float">
            <text:p>102639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43847" calcext:value-type="float">
            <text:p>2843847</text:p>
          </table:table-cell>
          <table:table-cell table:formula="of:=[.B30]-[.B29]" office:value-type="float" office:value="104584" calcext:value-type="float">
            <text:p>104584</text:p>
          </table:table-cell>
          <table:table-cell/>
          <table:table-cell office:value-type="float" office:value="2638741" calcext:value-type="float">
            <text:p>2638741</text:p>
          </table:table-cell>
          <table:table-cell table:formula="of:=[.E30]-[.E29]" office:value-type="float" office:value="104010" calcext:value-type="float">
            <text:p>104010</text:p>
          </table:table-cell>
          <table:table-cell/>
          <table:table-cell office:value-type="float" office:value="2781706" calcext:value-type="float">
            <text:p>2781706</text:p>
          </table:table-cell>
          <table:table-cell table:formula="of:=[.H30]-[.H29]" office:value-type="float" office:value="104177" calcext:value-type="float">
            <text:p>104177</text:p>
          </table:table-cell>
          <table:table-cell/>
          <table:table-cell office:value-type="float" office:value="2807705" calcext:value-type="float">
            <text:p>2807705</text:p>
          </table:table-cell>
          <table:table-cell table:formula="of:=[.K30]-[.K29]" office:value-type="float" office:value="95810" calcext:value-type="float">
            <text:p>95810</text:p>
          </table:table-cell>
          <table:table-cell/>
          <table:table-cell office:value-type="float" office:value="2781422" calcext:value-type="float">
            <text:p>2781422</text:p>
          </table:table-cell>
          <table:table-cell table:formula="of:=[.N30]-[.N29]" office:value-type="float" office:value="108043" calcext:value-type="float">
            <text:p>108043</text:p>
          </table:table-cell>
          <table:table-cell/>
          <table:table-cell table:formula="of:=AVERAGE([.C30];[.F30];[.I30];[.L30];[.O30])" office:value-type="float" office:value="103324.8" calcext:value-type="float">
            <text:p>103324.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33390" calcext:value-type="float">
            <text:p>2933390</text:p>
          </table:table-cell>
          <table:table-cell table:formula="of:=[.B31]-[.B30]" office:value-type="float" office:value="89543" calcext:value-type="float">
            <text:p>89543</text:p>
          </table:table-cell>
          <table:table-cell/>
          <table:table-cell office:value-type="float" office:value="2742688" calcext:value-type="float">
            <text:p>2742688</text:p>
          </table:table-cell>
          <table:table-cell table:formula="of:=[.E31]-[.E30]" office:value-type="float" office:value="103947" calcext:value-type="float">
            <text:p>103947</text:p>
          </table:table-cell>
          <table:table-cell/>
          <table:table-cell office:value-type="float" office:value="2886200" calcext:value-type="float">
            <text:p>2886200</text:p>
          </table:table-cell>
          <table:table-cell table:formula="of:=[.H31]-[.H30]" office:value-type="float" office:value="104494" calcext:value-type="float">
            <text:p>104494</text:p>
          </table:table-cell>
          <table:table-cell/>
          <table:table-cell office:value-type="float" office:value="2923629" calcext:value-type="float">
            <text:p>2923629</text:p>
          </table:table-cell>
          <table:table-cell table:formula="of:=[.K31]-[.K30]" office:value-type="float" office:value="115924" calcext:value-type="float">
            <text:p>115924</text:p>
          </table:table-cell>
          <table:table-cell/>
          <table:table-cell office:value-type="float" office:value="2879446" calcext:value-type="float">
            <text:p>2879446</text:p>
          </table:table-cell>
          <table:table-cell table:formula="of:=[.N31]-[.N30]" office:value-type="float" office:value="98024" calcext:value-type="float">
            <text:p>98024</text:p>
          </table:table-cell>
          <table:table-cell/>
          <table:table-cell table:formula="of:=AVERAGE([.C31];[.F31];[.I31];[.L31];[.O31])" office:value-type="float" office:value="102386.4" calcext:value-type="float">
            <text:p>10238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44179" calcext:value-type="float">
            <text:p>3044179</text:p>
          </table:table-cell>
          <table:table-cell table:formula="of:=[.B32]-[.B31]" office:value-type="float" office:value="110789" calcext:value-type="float">
            <text:p>110789</text:p>
          </table:table-cell>
          <table:table-cell/>
          <table:table-cell office:value-type="float" office:value="2846062" calcext:value-type="float">
            <text:p>2846062</text:p>
          </table:table-cell>
          <table:table-cell table:formula="of:=[.E32]-[.E31]" office:value-type="float" office:value="103374" calcext:value-type="float">
            <text:p>103374</text:p>
          </table:table-cell>
          <table:table-cell/>
          <table:table-cell office:value-type="float" office:value="2989634" calcext:value-type="float">
            <text:p>2989634</text:p>
          </table:table-cell>
          <table:table-cell table:formula="of:=[.H32]-[.H31]" office:value-type="float" office:value="103434" calcext:value-type="float">
            <text:p>103434</text:p>
          </table:table-cell>
          <table:table-cell/>
          <table:table-cell office:value-type="float" office:value="3034939" calcext:value-type="float">
            <text:p>3034939</text:p>
          </table:table-cell>
          <table:table-cell table:formula="of:=[.K32]-[.K31]" office:value-type="float" office:value="111310" calcext:value-type="float">
            <text:p>111310</text:p>
          </table:table-cell>
          <table:table-cell/>
          <table:table-cell office:value-type="float" office:value="2979783" calcext:value-type="float">
            <text:p>2979783</text:p>
          </table:table-cell>
          <table:table-cell table:formula="of:=[.N32]-[.N31]" office:value-type="float" office:value="100337" calcext:value-type="float">
            <text:p>100337</text:p>
          </table:table-cell>
          <table:table-cell/>
          <table:table-cell table:formula="of:=AVERAGE([.C32];[.F32];[.I32];[.L32];[.O32])" office:value-type="float" office:value="105848.8" calcext:value-type="float">
            <text:p>105848.8</text:p>
          </table:table-cell>
        </table:table-row>
      </table:table>
      <table:table table:name="Perfcake 7" table:style-name="ta1">
        <table:shapes>
          <draw:frame draw:z-index="0" draw:style-name="gr1" draw:text-style-name="P1" svg:width="9in" svg:height="4in" svg:x="2.9217in" svg:y="0in">
            <draw:object draw:notify-on-update-of-ranges="'Perfcake 7'.A1:'Perfcake 7'.A1 'Perfcake 7'.B1:'Perfcake 7'.B1 'Perfcake 7'.A2:'Perfcake 7'.A2 'Perfcake 7'.B2:'Perfcake 7'.B2 'Perfcake 7'.A3:'Perfcake 7'.A3 'Perfcake 7'.B3:'Perfcake 7'.B3 'Perfcake 7'.A4:'Perfcake 7'.A4 'Perfcake 7'.B4:'Perfcake 7'.B4 'Perfcake 7'.A5:'Perfcake 7'.A5 'Perfcake 7'.B5:'Perfcake 7'.B5 'Perfcake 7'.A6:'Perfcake 7'.A6 'Perfcake 7'.B6:'Perfcake 7'.B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7700715" calcext:value-type="float">
            <text:p>7700715</text:p>
          </table:table-cell>
          <table:table-cell table:formula="of:=[.B1]/300" office:value-type="float" office:value="25669.05" calcext:value-type="float">
            <text:p>25669.05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7952500" calcext:value-type="float">
            <text:p>7952500</text:p>
          </table:table-cell>
          <table:table-cell table:formula="of:=[.B2]/300" office:value-type="float" office:value="26508.3333333333" calcext:value-type="float">
            <text:p>26508.33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7922331" calcext:value-type="float">
            <text:p>7922331</text:p>
          </table:table-cell>
          <table:table-cell table:formula="of:=[.B3]/300" office:value-type="float" office:value="26407.77" calcext:value-type="float">
            <text:p>26407.77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7539454" calcext:value-type="float">
            <text:p>7539454</text:p>
          </table:table-cell>
          <table:table-cell table:formula="of:=[.B4]/300" office:value-type="float" office:value="25131.5133333333" calcext:value-type="float">
            <text:p>25131.51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7714608" calcext:value-type="float">
            <text:p>7714608</text:p>
          </table:table-cell>
          <table:table-cell table:formula="of:=[.B5]/300" office:value-type="float" office:value="25715.36" calcext:value-type="float">
            <text:p>25715.36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7765921.6" calcext:value-type="float">
            <text:p>7765921.6</text:p>
          </table:table-cell>
          <table:table-cell table:formula="of:=[.B6]/300" office:value-type="float" office:value="25886.4053333333" calcext:value-type="float">
            <text:p>25886.40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13046" calcext:value-type="float">
            <text:p>413046</text:p>
          </table:table-cell>
          <table:table-cell table:style-name="Default"/>
        </table:table-row>
      </table:table>
      <table:table table:name="Perfcake 7 distr" table:style-name="ta1">
        <table:shapes>
          <draw:frame draw:z-index="0" draw:style-name="gr1" draw:text-style-name="P1" svg:width="9in" svg:height="4in" svg:x="4.0724in" svg:y="3.0614in">
            <draw:object draw:notify-on-update-of-ranges="'Perfcake 7 distr'.A2:'Perfcake 7 distr'.A32 'Perfcake 7 distr'.Q2:'Perfcake 7 distr'.Q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95" calcext:value-type="float">
            <text:p>36595</text:p>
          </table:table-cell>
          <table:table-cell table:formula="of:=[.B3]-[.B2]" office:value-type="float" office:value="36595" calcext:value-type="float">
            <text:p>36595</text:p>
          </table:table-cell>
          <table:table-cell/>
          <table:table-cell office:value-type="float" office:value="37152" calcext:value-type="float">
            <text:p>37152</text:p>
          </table:table-cell>
          <table:table-cell table:formula="of:=[.E3]-[.E2]" office:value-type="float" office:value="37152" calcext:value-type="float">
            <text:p>37152</text:p>
          </table:table-cell>
          <table:table-cell/>
          <table:table-cell office:value-type="float" office:value="37375" calcext:value-type="float">
            <text:p>37375</text:p>
          </table:table-cell>
          <table:table-cell table:formula="of:=[.H3]-[.H2]" office:value-type="float" office:value="37375" calcext:value-type="float">
            <text:p>37375</text:p>
          </table:table-cell>
          <table:table-cell/>
          <table:table-cell office:value-type="float" office:value="40500" calcext:value-type="float">
            <text:p>40500</text:p>
          </table:table-cell>
          <table:table-cell table:formula="of:=[.K3]-[.K2]" office:value-type="float" office:value="40500" calcext:value-type="float">
            <text:p>40500</text:p>
          </table:table-cell>
          <table:table-cell/>
          <table:table-cell office:value-type="float" office:value="40367" calcext:value-type="float">
            <text:p>40367</text:p>
          </table:table-cell>
          <table:table-cell table:formula="of:=[.N3]-[.N2]" office:value-type="float" office:value="40367" calcext:value-type="float">
            <text:p>40367</text:p>
          </table:table-cell>
          <table:table-cell/>
          <table:table-cell table:formula="of:=AVERAGE([.C3];[.F3];[.I3];[.L3];[.O3])" office:value-type="float" office:value="38397.8" calcext:value-type="float">
            <text:p>38397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028" calcext:value-type="float">
            <text:p>77028</text:p>
          </table:table-cell>
          <table:table-cell table:formula="of:=[.B4]-[.B3]" office:value-type="float" office:value="40433" calcext:value-type="float">
            <text:p>40433</text:p>
          </table:table-cell>
          <table:table-cell/>
          <table:table-cell office:value-type="float" office:value="77699" calcext:value-type="float">
            <text:p>77699</text:p>
          </table:table-cell>
          <table:table-cell table:formula="of:=[.E4]-[.E3]" office:value-type="float" office:value="40547" calcext:value-type="float">
            <text:p>40547</text:p>
          </table:table-cell>
          <table:table-cell/>
          <table:table-cell office:value-type="float" office:value="78385" calcext:value-type="float">
            <text:p>78385</text:p>
          </table:table-cell>
          <table:table-cell table:formula="of:=[.H4]-[.H3]" office:value-type="float" office:value="41010" calcext:value-type="float">
            <text:p>41010</text:p>
          </table:table-cell>
          <table:table-cell/>
          <table:table-cell office:value-type="float" office:value="85942" calcext:value-type="float">
            <text:p>85942</text:p>
          </table:table-cell>
          <table:table-cell table:formula="of:=[.K4]-[.K3]" office:value-type="float" office:value="45442" calcext:value-type="float">
            <text:p>45442</text:p>
          </table:table-cell>
          <table:table-cell/>
          <table:table-cell office:value-type="float" office:value="86117" calcext:value-type="float">
            <text:p>86117</text:p>
          </table:table-cell>
          <table:table-cell table:formula="of:=[.N4]-[.N3]" office:value-type="float" office:value="45750" calcext:value-type="float">
            <text:p>45750</text:p>
          </table:table-cell>
          <table:table-cell/>
          <table:table-cell table:formula="of:=AVERAGE([.C4];[.F4];[.I4];[.L4];[.O4])" office:value-type="float" office:value="42636.4" calcext:value-type="float">
            <text:p>42636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206" calcext:value-type="float">
            <text:p>125206</text:p>
          </table:table-cell>
          <table:table-cell table:formula="of:=[.B5]-[.B4]" office:value-type="float" office:value="48178" calcext:value-type="float">
            <text:p>48178</text:p>
          </table:table-cell>
          <table:table-cell/>
          <table:table-cell office:value-type="float" office:value="181414" calcext:value-type="float">
            <text:p>181414</text:p>
          </table:table-cell>
          <table:table-cell table:formula="of:=[.E5]-[.E4]" office:value-type="float" office:value="103715" calcext:value-type="float">
            <text:p>103715</text:p>
          </table:table-cell>
          <table:table-cell/>
          <table:table-cell office:value-type="float" office:value="190079" calcext:value-type="float">
            <text:p>190079</text:p>
          </table:table-cell>
          <table:table-cell table:formula="of:=[.H5]-[.H4]" office:value-type="float" office:value="111694" calcext:value-type="float">
            <text:p>111694</text:p>
          </table:table-cell>
          <table:table-cell/>
          <table:table-cell office:value-type="float" office:value="131901" calcext:value-type="float">
            <text:p>131901</text:p>
          </table:table-cell>
          <table:table-cell table:formula="of:=[.K5]-[.K4]" office:value-type="float" office:value="45959" calcext:value-type="float">
            <text:p>45959</text:p>
          </table:table-cell>
          <table:table-cell/>
          <table:table-cell office:value-type="float" office:value="150690" calcext:value-type="float">
            <text:p>150690</text:p>
          </table:table-cell>
          <table:table-cell table:formula="of:=[.N5]-[.N4]" office:value-type="float" office:value="64573" calcext:value-type="float">
            <text:p>64573</text:p>
          </table:table-cell>
          <table:table-cell/>
          <table:table-cell table:formula="of:=AVERAGE([.C5];[.F5];[.I5];[.L5];[.O5])" office:value-type="float" office:value="74823.8" calcext:value-type="float">
            <text:p>74823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1623" calcext:value-type="float">
            <text:p>231623</text:p>
          </table:table-cell>
          <table:table-cell table:formula="of:=[.B6]-[.B5]" office:value-type="float" office:value="106417" calcext:value-type="float">
            <text:p>106417</text:p>
          </table:table-cell>
          <table:table-cell/>
          <table:table-cell office:value-type="float" office:value="455072" calcext:value-type="float">
            <text:p>455072</text:p>
          </table:table-cell>
          <table:table-cell table:formula="of:=[.E6]-[.E5]" office:value-type="float" office:value="273658" calcext:value-type="float">
            <text:p>273658</text:p>
          </table:table-cell>
          <table:table-cell/>
          <table:table-cell office:value-type="float" office:value="437481" calcext:value-type="float">
            <text:p>437481</text:p>
          </table:table-cell>
          <table:table-cell table:formula="of:=[.H6]-[.H5]" office:value-type="float" office:value="247402" calcext:value-type="float">
            <text:p>247402</text:p>
          </table:table-cell>
          <table:table-cell/>
          <table:table-cell office:value-type="float" office:value="185799" calcext:value-type="float">
            <text:p>185799</text:p>
          </table:table-cell>
          <table:table-cell table:formula="of:=[.K6]-[.K5]" office:value-type="float" office:value="53898" calcext:value-type="float">
            <text:p>53898</text:p>
          </table:table-cell>
          <table:table-cell/>
          <table:table-cell office:value-type="float" office:value="315597" calcext:value-type="float">
            <text:p>315597</text:p>
          </table:table-cell>
          <table:table-cell table:formula="of:=[.N6]-[.N5]" office:value-type="float" office:value="164907" calcext:value-type="float">
            <text:p>164907</text:p>
          </table:table-cell>
          <table:table-cell/>
          <table:table-cell table:formula="of:=AVERAGE([.C6];[.F6];[.I6];[.L6];[.O6])" office:value-type="float" office:value="169256.4" calcext:value-type="float">
            <text:p>169256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5234" calcext:value-type="float">
            <text:p>515234</text:p>
          </table:table-cell>
          <table:table-cell table:formula="of:=[.B7]-[.B6]" office:value-type="float" office:value="283611" calcext:value-type="float">
            <text:p>283611</text:p>
          </table:table-cell>
          <table:table-cell/>
          <table:table-cell office:value-type="float" office:value="745972" calcext:value-type="float">
            <text:p>745972</text:p>
          </table:table-cell>
          <table:table-cell table:formula="of:=[.E7]-[.E6]" office:value-type="float" office:value="290900" calcext:value-type="float">
            <text:p>290900</text:p>
          </table:table-cell>
          <table:table-cell/>
          <table:table-cell office:value-type="float" office:value="726054" calcext:value-type="float">
            <text:p>726054</text:p>
          </table:table-cell>
          <table:table-cell table:formula="of:=[.H7]-[.H6]" office:value-type="float" office:value="288573" calcext:value-type="float">
            <text:p>288573</text:p>
          </table:table-cell>
          <table:table-cell/>
          <table:table-cell office:value-type="float" office:value="432605" calcext:value-type="float">
            <text:p>432605</text:p>
          </table:table-cell>
          <table:table-cell table:formula="of:=[.K7]-[.K6]" office:value-type="float" office:value="246806" calcext:value-type="float">
            <text:p>246806</text:p>
          </table:table-cell>
          <table:table-cell/>
          <table:table-cell office:value-type="float" office:value="610315" calcext:value-type="float">
            <text:p>610315</text:p>
          </table:table-cell>
          <table:table-cell table:formula="of:=[.N7]-[.N6]" office:value-type="float" office:value="294718" calcext:value-type="float">
            <text:p>294718</text:p>
          </table:table-cell>
          <table:table-cell/>
          <table:table-cell table:formula="of:=AVERAGE([.C7];[.F7];[.I7];[.L7];[.O7])" office:value-type="float" office:value="280921.6" calcext:value-type="float">
            <text:p>280921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2968" calcext:value-type="float">
            <text:p>802968</text:p>
          </table:table-cell>
          <table:table-cell table:formula="of:=[.B8]-[.B7]" office:value-type="float" office:value="287734" calcext:value-type="float">
            <text:p>287734</text:p>
          </table:table-cell>
          <table:table-cell/>
          <table:table-cell office:value-type="float" office:value="1035840" calcext:value-type="float">
            <text:p>1035840</text:p>
          </table:table-cell>
          <table:table-cell table:formula="of:=[.E8]-[.E7]" office:value-type="float" office:value="289868" calcext:value-type="float">
            <text:p>289868</text:p>
          </table:table-cell>
          <table:table-cell/>
          <table:table-cell office:value-type="float" office:value="1013540" calcext:value-type="float">
            <text:p>1013540</text:p>
          </table:table-cell>
          <table:table-cell table:formula="of:=[.H8]-[.H7]" office:value-type="float" office:value="287486" calcext:value-type="float">
            <text:p>287486</text:p>
          </table:table-cell>
          <table:table-cell/>
          <table:table-cell office:value-type="float" office:value="716102" calcext:value-type="float">
            <text:p>716102</text:p>
          </table:table-cell>
          <table:table-cell table:formula="of:=[.K8]-[.K7]" office:value-type="float" office:value="283497" calcext:value-type="float">
            <text:p>283497</text:p>
          </table:table-cell>
          <table:table-cell/>
          <table:table-cell office:value-type="float" office:value="894600" calcext:value-type="float">
            <text:p>894600</text:p>
          </table:table-cell>
          <table:table-cell table:formula="of:=[.N8]-[.N7]" office:value-type="float" office:value="284285" calcext:value-type="float">
            <text:p>284285</text:p>
          </table:table-cell>
          <table:table-cell/>
          <table:table-cell table:formula="of:=AVERAGE([.C8];[.F8];[.I8];[.L8];[.O8])" office:value-type="float" office:value="286574" calcext:value-type="float">
            <text:p>2865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93635" calcext:value-type="float">
            <text:p>1093635</text:p>
          </table:table-cell>
          <table:table-cell table:formula="of:=[.B9]-[.B8]" office:value-type="float" office:value="290667" calcext:value-type="float">
            <text:p>290667</text:p>
          </table:table-cell>
          <table:table-cell/>
          <table:table-cell office:value-type="float" office:value="1324042" calcext:value-type="float">
            <text:p>1324042</text:p>
          </table:table-cell>
          <table:table-cell table:formula="of:=[.E9]-[.E8]" office:value-type="float" office:value="288202" calcext:value-type="float">
            <text:p>288202</text:p>
          </table:table-cell>
          <table:table-cell/>
          <table:table-cell office:value-type="float" office:value="1301709" calcext:value-type="float">
            <text:p>1301709</text:p>
          </table:table-cell>
          <table:table-cell table:formula="of:=[.H9]-[.H8]" office:value-type="float" office:value="288169" calcext:value-type="float">
            <text:p>288169</text:p>
          </table:table-cell>
          <table:table-cell/>
          <table:table-cell office:value-type="float" office:value="1004153" calcext:value-type="float">
            <text:p>1004153</text:p>
          </table:table-cell>
          <table:table-cell table:formula="of:=[.K9]-[.K8]" office:value-type="float" office:value="288051" calcext:value-type="float">
            <text:p>288051</text:p>
          </table:table-cell>
          <table:table-cell/>
          <table:table-cell office:value-type="float" office:value="1182066" calcext:value-type="float">
            <text:p>1182066</text:p>
          </table:table-cell>
          <table:table-cell table:formula="of:=[.N9]-[.N8]" office:value-type="float" office:value="287466" calcext:value-type="float">
            <text:p>287466</text:p>
          </table:table-cell>
          <table:table-cell/>
          <table:table-cell table:formula="of:=AVERAGE([.C9];[.F9];[.I9];[.L9];[.O9])" office:value-type="float" office:value="288511" calcext:value-type="float">
            <text:p>2885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83650" calcext:value-type="float">
            <text:p>1383650</text:p>
          </table:table-cell>
          <table:table-cell table:formula="of:=[.B10]-[.B9]" office:value-type="float" office:value="290015" calcext:value-type="float">
            <text:p>290015</text:p>
          </table:table-cell>
          <table:table-cell/>
          <table:table-cell office:value-type="float" office:value="1608515" calcext:value-type="float">
            <text:p>1608515</text:p>
          </table:table-cell>
          <table:table-cell table:formula="of:=[.E10]-[.E9]" office:value-type="float" office:value="284473" calcext:value-type="float">
            <text:p>284473</text:p>
          </table:table-cell>
          <table:table-cell/>
          <table:table-cell office:value-type="float" office:value="1590141" calcext:value-type="float">
            <text:p>1590141</text:p>
          </table:table-cell>
          <table:table-cell table:formula="of:=[.H10]-[.H9]" office:value-type="float" office:value="288432" calcext:value-type="float">
            <text:p>288432</text:p>
          </table:table-cell>
          <table:table-cell/>
          <table:table-cell office:value-type="float" office:value="1294445" calcext:value-type="float">
            <text:p>1294445</text:p>
          </table:table-cell>
          <table:table-cell table:formula="of:=[.K10]-[.K9]" office:value-type="float" office:value="290292" calcext:value-type="float">
            <text:p>290292</text:p>
          </table:table-cell>
          <table:table-cell/>
          <table:table-cell office:value-type="float" office:value="1471526" calcext:value-type="float">
            <text:p>1471526</text:p>
          </table:table-cell>
          <table:table-cell table:formula="of:=[.N10]-[.N9]" office:value-type="float" office:value="289460" calcext:value-type="float">
            <text:p>289460</text:p>
          </table:table-cell>
          <table:table-cell/>
          <table:table-cell table:formula="of:=AVERAGE([.C10];[.F10];[.I10];[.L10];[.O10])" office:value-type="float" office:value="288534.4" calcext:value-type="float">
            <text:p>288534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72622" calcext:value-type="float">
            <text:p>1672622</text:p>
          </table:table-cell>
          <table:table-cell table:formula="of:=[.B11]-[.B10]" office:value-type="float" office:value="288972" calcext:value-type="float">
            <text:p>288972</text:p>
          </table:table-cell>
          <table:table-cell/>
          <table:table-cell office:value-type="float" office:value="1897656" calcext:value-type="float">
            <text:p>1897656</text:p>
          </table:table-cell>
          <table:table-cell table:formula="of:=[.E11]-[.E10]" office:value-type="float" office:value="289141" calcext:value-type="float">
            <text:p>289141</text:p>
          </table:table-cell>
          <table:table-cell/>
          <table:table-cell office:value-type="float" office:value="1879502" calcext:value-type="float">
            <text:p>1879502</text:p>
          </table:table-cell>
          <table:table-cell table:formula="of:=[.H11]-[.H10]" office:value-type="float" office:value="289361" calcext:value-type="float">
            <text:p>289361</text:p>
          </table:table-cell>
          <table:table-cell/>
          <table:table-cell office:value-type="float" office:value="1578357" calcext:value-type="float">
            <text:p>1578357</text:p>
          </table:table-cell>
          <table:table-cell table:formula="of:=[.K11]-[.K10]" office:value-type="float" office:value="283912" calcext:value-type="float">
            <text:p>283912</text:p>
          </table:table-cell>
          <table:table-cell/>
          <table:table-cell office:value-type="float" office:value="1758187" calcext:value-type="float">
            <text:p>1758187</text:p>
          </table:table-cell>
          <table:table-cell table:formula="of:=[.N11]-[.N10]" office:value-type="float" office:value="286661" calcext:value-type="float">
            <text:p>286661</text:p>
          </table:table-cell>
          <table:table-cell/>
          <table:table-cell table:formula="of:=AVERAGE([.C11];[.F11];[.I11];[.L11];[.O11])" office:value-type="float" office:value="287609.4" calcext:value-type="float">
            <text:p>287609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63939" calcext:value-type="float">
            <text:p>1963939</text:p>
          </table:table-cell>
          <table:table-cell table:formula="of:=[.B12]-[.B11]" office:value-type="float" office:value="291317" calcext:value-type="float">
            <text:p>291317</text:p>
          </table:table-cell>
          <table:table-cell/>
          <table:table-cell office:value-type="float" office:value="2182298" calcext:value-type="float">
            <text:p>2182298</text:p>
          </table:table-cell>
          <table:table-cell table:formula="of:=[.E12]-[.E11]" office:value-type="float" office:value="284642" calcext:value-type="float">
            <text:p>284642</text:p>
          </table:table-cell>
          <table:table-cell/>
          <table:table-cell office:value-type="float" office:value="2171804" calcext:value-type="float">
            <text:p>2171804</text:p>
          </table:table-cell>
          <table:table-cell table:formula="of:=[.H12]-[.H11]" office:value-type="float" office:value="292302" calcext:value-type="float">
            <text:p>292302</text:p>
          </table:table-cell>
          <table:table-cell/>
          <table:table-cell office:value-type="float" office:value="1862710" calcext:value-type="float">
            <text:p>1862710</text:p>
          </table:table-cell>
          <table:table-cell table:formula="of:=[.K12]-[.K11]" office:value-type="float" office:value="284353" calcext:value-type="float">
            <text:p>284353</text:p>
          </table:table-cell>
          <table:table-cell/>
          <table:table-cell office:value-type="float" office:value="2045702" calcext:value-type="float">
            <text:p>2045702</text:p>
          </table:table-cell>
          <table:table-cell table:formula="of:=[.N12]-[.N11]" office:value-type="float" office:value="287515" calcext:value-type="float">
            <text:p>287515</text:p>
          </table:table-cell>
          <table:table-cell/>
          <table:table-cell table:formula="of:=AVERAGE([.C12];[.F12];[.I12];[.L12];[.O12])" office:value-type="float" office:value="288025.8" calcext:value-type="float">
            <text:p>288025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59489" calcext:value-type="float">
            <text:p>2259489</text:p>
          </table:table-cell>
          <table:table-cell table:formula="of:=[.B13]-[.B12]" office:value-type="float" office:value="295550" calcext:value-type="float">
            <text:p>295550</text:p>
          </table:table-cell>
          <table:table-cell/>
          <table:table-cell office:value-type="float" office:value="2476622" calcext:value-type="float">
            <text:p>2476622</text:p>
          </table:table-cell>
          <table:table-cell table:formula="of:=[.E13]-[.E12]" office:value-type="float" office:value="294324" calcext:value-type="float">
            <text:p>294324</text:p>
          </table:table-cell>
          <table:table-cell/>
          <table:table-cell office:value-type="float" office:value="2466713" calcext:value-type="float">
            <text:p>2466713</text:p>
          </table:table-cell>
          <table:table-cell table:formula="of:=[.H13]-[.H12]" office:value-type="float" office:value="294909" calcext:value-type="float">
            <text:p>294909</text:p>
          </table:table-cell>
          <table:table-cell/>
          <table:table-cell office:value-type="float" office:value="2153252" calcext:value-type="float">
            <text:p>2153252</text:p>
          </table:table-cell>
          <table:table-cell table:formula="of:=[.K13]-[.K12]" office:value-type="float" office:value="290542" calcext:value-type="float">
            <text:p>290542</text:p>
          </table:table-cell>
          <table:table-cell/>
          <table:table-cell office:value-type="float" office:value="2330267" calcext:value-type="float">
            <text:p>2330267</text:p>
          </table:table-cell>
          <table:table-cell table:formula="of:=[.N13]-[.N12]" office:value-type="float" office:value="284565" calcext:value-type="float">
            <text:p>284565</text:p>
          </table:table-cell>
          <table:table-cell/>
          <table:table-cell table:formula="of:=AVERAGE([.C13];[.F13];[.I13];[.L13];[.O13])" office:value-type="float" office:value="291978" calcext:value-type="float">
            <text:p>2919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47733" calcext:value-type="float">
            <text:p>2547733</text:p>
          </table:table-cell>
          <table:table-cell table:formula="of:=[.B14]-[.B13]" office:value-type="float" office:value="288244" calcext:value-type="float">
            <text:p>288244</text:p>
          </table:table-cell>
          <table:table-cell/>
          <table:table-cell office:value-type="float" office:value="2762615" calcext:value-type="float">
            <text:p>2762615</text:p>
          </table:table-cell>
          <table:table-cell table:formula="of:=[.E14]-[.E13]" office:value-type="float" office:value="285993" calcext:value-type="float">
            <text:p>285993</text:p>
          </table:table-cell>
          <table:table-cell/>
          <table:table-cell office:value-type="float" office:value="2760486" calcext:value-type="float">
            <text:p>2760486</text:p>
          </table:table-cell>
          <table:table-cell table:formula="of:=[.H14]-[.H13]" office:value-type="float" office:value="293773" calcext:value-type="float">
            <text:p>293773</text:p>
          </table:table-cell>
          <table:table-cell/>
          <table:table-cell office:value-type="float" office:value="2441289" calcext:value-type="float">
            <text:p>2441289</text:p>
          </table:table-cell>
          <table:table-cell table:formula="of:=[.K14]-[.K13]" office:value-type="float" office:value="288037" calcext:value-type="float">
            <text:p>288037</text:p>
          </table:table-cell>
          <table:table-cell/>
          <table:table-cell office:value-type="float" office:value="2616438" calcext:value-type="float">
            <text:p>2616438</text:p>
          </table:table-cell>
          <table:table-cell table:formula="of:=[.N14]-[.N13]" office:value-type="float" office:value="286171" calcext:value-type="float">
            <text:p>286171</text:p>
          </table:table-cell>
          <table:table-cell/>
          <table:table-cell table:formula="of:=AVERAGE([.C14];[.F14];[.I14];[.L14];[.O14])" office:value-type="float" office:value="288443.6" calcext:value-type="float">
            <text:p>288443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39975" calcext:value-type="float">
            <text:p>2839975</text:p>
          </table:table-cell>
          <table:table-cell table:formula="of:=[.B15]-[.B14]" office:value-type="float" office:value="292242" calcext:value-type="float">
            <text:p>292242</text:p>
          </table:table-cell>
          <table:table-cell/>
          <table:table-cell office:value-type="float" office:value="3054290" calcext:value-type="float">
            <text:p>3054290</text:p>
          </table:table-cell>
          <table:table-cell table:formula="of:=[.E15]-[.E14]" office:value-type="float" office:value="291675" calcext:value-type="float">
            <text:p>291675</text:p>
          </table:table-cell>
          <table:table-cell/>
          <table:table-cell office:value-type="float" office:value="3045706" calcext:value-type="float">
            <text:p>3045706</text:p>
          </table:table-cell>
          <table:table-cell table:formula="of:=[.H15]-[.H14]" office:value-type="float" office:value="285220" calcext:value-type="float">
            <text:p>285220</text:p>
          </table:table-cell>
          <table:table-cell/>
          <table:table-cell office:value-type="float" office:value="2727516" calcext:value-type="float">
            <text:p>2727516</text:p>
          </table:table-cell>
          <table:table-cell table:formula="of:=[.K15]-[.K14]" office:value-type="float" office:value="286227" calcext:value-type="float">
            <text:p>286227</text:p>
          </table:table-cell>
          <table:table-cell/>
          <table:table-cell office:value-type="float" office:value="2904558" calcext:value-type="float">
            <text:p>2904558</text:p>
          </table:table-cell>
          <table:table-cell table:formula="of:=[.N15]-[.N14]" office:value-type="float" office:value="288120" calcext:value-type="float">
            <text:p>288120</text:p>
          </table:table-cell>
          <table:table-cell/>
          <table:table-cell table:formula="of:=AVERAGE([.C15];[.F15];[.I15];[.L15];[.O15])" office:value-type="float" office:value="288696.8" calcext:value-type="float">
            <text:p>288696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29121" calcext:value-type="float">
            <text:p>3129121</text:p>
          </table:table-cell>
          <table:table-cell table:formula="of:=[.B16]-[.B15]" office:value-type="float" office:value="289146" calcext:value-type="float">
            <text:p>289146</text:p>
          </table:table-cell>
          <table:table-cell/>
          <table:table-cell office:value-type="float" office:value="3346094" calcext:value-type="float">
            <text:p>3346094</text:p>
          </table:table-cell>
          <table:table-cell table:formula="of:=[.E16]-[.E15]" office:value-type="float" office:value="291804" calcext:value-type="float">
            <text:p>291804</text:p>
          </table:table-cell>
          <table:table-cell/>
          <table:table-cell office:value-type="float" office:value="3337015" calcext:value-type="float">
            <text:p>3337015</text:p>
          </table:table-cell>
          <table:table-cell table:formula="of:=[.H16]-[.H15]" office:value-type="float" office:value="291309" calcext:value-type="float">
            <text:p>291309</text:p>
          </table:table-cell>
          <table:table-cell/>
          <table:table-cell office:value-type="float" office:value="3014231" calcext:value-type="float">
            <text:p>3014231</text:p>
          </table:table-cell>
          <table:table-cell table:formula="of:=[.K16]-[.K15]" office:value-type="float" office:value="286715" calcext:value-type="float">
            <text:p>286715</text:p>
          </table:table-cell>
          <table:table-cell/>
          <table:table-cell office:value-type="float" office:value="3193864" calcext:value-type="float">
            <text:p>3193864</text:p>
          </table:table-cell>
          <table:table-cell table:formula="of:=[.N16]-[.N15]" office:value-type="float" office:value="289306" calcext:value-type="float">
            <text:p>289306</text:p>
          </table:table-cell>
          <table:table-cell/>
          <table:table-cell table:formula="of:=AVERAGE([.C16];[.F16];[.I16];[.L16];[.O16])" office:value-type="float" office:value="289656" calcext:value-type="float">
            <text:p>2896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2635" calcext:value-type="float">
            <text:p>3422635</text:p>
          </table:table-cell>
          <table:table-cell table:formula="of:=[.B17]-[.B16]" office:value-type="float" office:value="293514" calcext:value-type="float">
            <text:p>293514</text:p>
          </table:table-cell>
          <table:table-cell/>
          <table:table-cell office:value-type="float" office:value="3638923" calcext:value-type="float">
            <text:p>3638923</text:p>
          </table:table-cell>
          <table:table-cell table:formula="of:=[.E17]-[.E16]" office:value-type="float" office:value="292829" calcext:value-type="float">
            <text:p>292829</text:p>
          </table:table-cell>
          <table:table-cell/>
          <table:table-cell office:value-type="float" office:value="3628657" calcext:value-type="float">
            <text:p>3628657</text:p>
          </table:table-cell>
          <table:table-cell table:formula="of:=[.H17]-[.H16]" office:value-type="float" office:value="291642" calcext:value-type="float">
            <text:p>291642</text:p>
          </table:table-cell>
          <table:table-cell/>
          <table:table-cell office:value-type="float" office:value="3303332" calcext:value-type="float">
            <text:p>3303332</text:p>
          </table:table-cell>
          <table:table-cell table:formula="of:=[.K17]-[.K16]" office:value-type="float" office:value="289101" calcext:value-type="float">
            <text:p>289101</text:p>
          </table:table-cell>
          <table:table-cell/>
          <table:table-cell office:value-type="float" office:value="3474162" calcext:value-type="float">
            <text:p>3474162</text:p>
          </table:table-cell>
          <table:table-cell table:formula="of:=[.N17]-[.N16]" office:value-type="float" office:value="280298" calcext:value-type="float">
            <text:p>280298</text:p>
          </table:table-cell>
          <table:table-cell/>
          <table:table-cell table:formula="of:=AVERAGE([.C17];[.F17];[.I17];[.L17];[.O17])" office:value-type="float" office:value="289476.8" calcext:value-type="float">
            <text:p>28947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711550" calcext:value-type="float">
            <text:p>3711550</text:p>
          </table:table-cell>
          <table:table-cell table:formula="of:=[.B18]-[.B17]" office:value-type="float" office:value="288915" calcext:value-type="float">
            <text:p>288915</text:p>
          </table:table-cell>
          <table:table-cell/>
          <table:table-cell office:value-type="float" office:value="3929642" calcext:value-type="float">
            <text:p>3929642</text:p>
          </table:table-cell>
          <table:table-cell table:formula="of:=[.E18]-[.E17]" office:value-type="float" office:value="290719" calcext:value-type="float">
            <text:p>290719</text:p>
          </table:table-cell>
          <table:table-cell/>
          <table:table-cell office:value-type="float" office:value="3911792" calcext:value-type="float">
            <text:p>3911792</text:p>
          </table:table-cell>
          <table:table-cell table:formula="of:=[.H18]-[.H17]" office:value-type="float" office:value="283135" calcext:value-type="float">
            <text:p>283135</text:p>
          </table:table-cell>
          <table:table-cell/>
          <table:table-cell office:value-type="float" office:value="3593775" calcext:value-type="float">
            <text:p>3593775</text:p>
          </table:table-cell>
          <table:table-cell table:formula="of:=[.K18]-[.K17]" office:value-type="float" office:value="290443" calcext:value-type="float">
            <text:p>290443</text:p>
          </table:table-cell>
          <table:table-cell/>
          <table:table-cell office:value-type="float" office:value="3760072" calcext:value-type="float">
            <text:p>3760072</text:p>
          </table:table-cell>
          <table:table-cell table:formula="of:=[.N18]-[.N17]" office:value-type="float" office:value="285910" calcext:value-type="float">
            <text:p>285910</text:p>
          </table:table-cell>
          <table:table-cell/>
          <table:table-cell table:formula="of:=AVERAGE([.C18];[.F18];[.I18];[.L18];[.O18])" office:value-type="float" office:value="287824.4" calcext:value-type="float">
            <text:p>287824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003496" calcext:value-type="float">
            <text:p>4003496</text:p>
          </table:table-cell>
          <table:table-cell table:formula="of:=[.B19]-[.B18]" office:value-type="float" office:value="291946" calcext:value-type="float">
            <text:p>291946</text:p>
          </table:table-cell>
          <table:table-cell/>
          <table:table-cell office:value-type="float" office:value="4226455" calcext:value-type="float">
            <text:p>4226455</text:p>
          </table:table-cell>
          <table:table-cell table:formula="of:=[.E19]-[.E18]" office:value-type="float" office:value="296813" calcext:value-type="float">
            <text:p>296813</text:p>
          </table:table-cell>
          <table:table-cell/>
          <table:table-cell office:value-type="float" office:value="4200650" calcext:value-type="float">
            <text:p>4200650</text:p>
          </table:table-cell>
          <table:table-cell table:formula="of:=[.H19]-[.H18]" office:value-type="float" office:value="288858" calcext:value-type="float">
            <text:p>288858</text:p>
          </table:table-cell>
          <table:table-cell/>
          <table:table-cell office:value-type="float" office:value="3880510" calcext:value-type="float">
            <text:p>3880510</text:p>
          </table:table-cell>
          <table:table-cell table:formula="of:=[.K19]-[.K18]" office:value-type="float" office:value="286735" calcext:value-type="float">
            <text:p>286735</text:p>
          </table:table-cell>
          <table:table-cell/>
          <table:table-cell office:value-type="float" office:value="4042768" calcext:value-type="float">
            <text:p>4042768</text:p>
          </table:table-cell>
          <table:table-cell table:formula="of:=[.N19]-[.N18]" office:value-type="float" office:value="282696" calcext:value-type="float">
            <text:p>282696</text:p>
          </table:table-cell>
          <table:table-cell/>
          <table:table-cell table:formula="of:=AVERAGE([.C19];[.F19];[.I19];[.L19];[.O19])" office:value-type="float" office:value="289409.6" calcext:value-type="float">
            <text:p>289409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294222" calcext:value-type="float">
            <text:p>4294222</text:p>
          </table:table-cell>
          <table:table-cell table:formula="of:=[.B20]-[.B19]" office:value-type="float" office:value="290726" calcext:value-type="float">
            <text:p>290726</text:p>
          </table:table-cell>
          <table:table-cell/>
          <table:table-cell office:value-type="float" office:value="4518881" calcext:value-type="float">
            <text:p>4518881</text:p>
          </table:table-cell>
          <table:table-cell table:formula="of:=[.E20]-[.E19]" office:value-type="float" office:value="292426" calcext:value-type="float">
            <text:p>292426</text:p>
          </table:table-cell>
          <table:table-cell/>
          <table:table-cell office:value-type="float" office:value="4490205" calcext:value-type="float">
            <text:p>4490205</text:p>
          </table:table-cell>
          <table:table-cell table:formula="of:=[.H20]-[.H19]" office:value-type="float" office:value="289555" calcext:value-type="float">
            <text:p>289555</text:p>
          </table:table-cell>
          <table:table-cell/>
          <table:table-cell office:value-type="float" office:value="4165707" calcext:value-type="float">
            <text:p>4165707</text:p>
          </table:table-cell>
          <table:table-cell table:formula="of:=[.K20]-[.K19]" office:value-type="float" office:value="285197" calcext:value-type="float">
            <text:p>285197</text:p>
          </table:table-cell>
          <table:table-cell/>
          <table:table-cell office:value-type="float" office:value="4324504" calcext:value-type="float">
            <text:p>4324504</text:p>
          </table:table-cell>
          <table:table-cell table:formula="of:=[.N20]-[.N19]" office:value-type="float" office:value="281736" calcext:value-type="float">
            <text:p>281736</text:p>
          </table:table-cell>
          <table:table-cell/>
          <table:table-cell table:formula="of:=AVERAGE([.C20];[.F20];[.I20];[.L20];[.O20])" office:value-type="float" office:value="287928" calcext:value-type="float">
            <text:p>2879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85283" calcext:value-type="float">
            <text:p>4585283</text:p>
          </table:table-cell>
          <table:table-cell table:formula="of:=[.B21]-[.B20]" office:value-type="float" office:value="291061" calcext:value-type="float">
            <text:p>291061</text:p>
          </table:table-cell>
          <table:table-cell/>
          <table:table-cell office:value-type="float" office:value="4808630" calcext:value-type="float">
            <text:p>4808630</text:p>
          </table:table-cell>
          <table:table-cell table:formula="of:=[.E21]-[.E20]" office:value-type="float" office:value="289749" calcext:value-type="float">
            <text:p>289749</text:p>
          </table:table-cell>
          <table:table-cell/>
          <table:table-cell office:value-type="float" office:value="4778019" calcext:value-type="float">
            <text:p>4778019</text:p>
          </table:table-cell>
          <table:table-cell table:formula="of:=[.H21]-[.H20]" office:value-type="float" office:value="287814" calcext:value-type="float">
            <text:p>287814</text:p>
          </table:table-cell>
          <table:table-cell/>
          <table:table-cell office:value-type="float" office:value="4452769" calcext:value-type="float">
            <text:p>4452769</text:p>
          </table:table-cell>
          <table:table-cell table:formula="of:=[.K21]-[.K20]" office:value-type="float" office:value="287062" calcext:value-type="float">
            <text:p>287062</text:p>
          </table:table-cell>
          <table:table-cell/>
          <table:table-cell office:value-type="float" office:value="4608120" calcext:value-type="float">
            <text:p>4608120</text:p>
          </table:table-cell>
          <table:table-cell table:formula="of:=[.N21]-[.N20]" office:value-type="float" office:value="283616" calcext:value-type="float">
            <text:p>283616</text:p>
          </table:table-cell>
          <table:table-cell/>
          <table:table-cell table:formula="of:=AVERAGE([.C21];[.F21];[.I21];[.L21];[.O21])" office:value-type="float" office:value="287860.4" calcext:value-type="float">
            <text:p>287860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72486" calcext:value-type="float">
            <text:p>4872486</text:p>
          </table:table-cell>
          <table:table-cell table:formula="of:=[.B22]-[.B21]" office:value-type="float" office:value="287203" calcext:value-type="float">
            <text:p>287203</text:p>
          </table:table-cell>
          <table:table-cell/>
          <table:table-cell office:value-type="float" office:value="5096511" calcext:value-type="float">
            <text:p>5096511</text:p>
          </table:table-cell>
          <table:table-cell table:formula="of:=[.E22]-[.E21]" office:value-type="float" office:value="287881" calcext:value-type="float">
            <text:p>287881</text:p>
          </table:table-cell>
          <table:table-cell/>
          <table:table-cell office:value-type="float" office:value="5067565" calcext:value-type="float">
            <text:p>5067565</text:p>
          </table:table-cell>
          <table:table-cell table:formula="of:=[.H22]-[.H21]" office:value-type="float" office:value="289546" calcext:value-type="float">
            <text:p>289546</text:p>
          </table:table-cell>
          <table:table-cell/>
          <table:table-cell office:value-type="float" office:value="4739114" calcext:value-type="float">
            <text:p>4739114</text:p>
          </table:table-cell>
          <table:table-cell table:formula="of:=[.K22]-[.K21]" office:value-type="float" office:value="286345" calcext:value-type="float">
            <text:p>286345</text:p>
          </table:table-cell>
          <table:table-cell/>
          <table:table-cell office:value-type="float" office:value="4895505" calcext:value-type="float">
            <text:p>4895505</text:p>
          </table:table-cell>
          <table:table-cell table:formula="of:=[.N22]-[.N21]" office:value-type="float" office:value="287385" calcext:value-type="float">
            <text:p>287385</text:p>
          </table:table-cell>
          <table:table-cell/>
          <table:table-cell table:formula="of:=AVERAGE([.C22];[.F22];[.I22];[.L22];[.O22])" office:value-type="float" office:value="287672" calcext:value-type="float">
            <text:p>2876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165371" calcext:value-type="float">
            <text:p>5165371</text:p>
          </table:table-cell>
          <table:table-cell table:formula="of:=[.B23]-[.B22]" office:value-type="float" office:value="292885" calcext:value-type="float">
            <text:p>292885</text:p>
          </table:table-cell>
          <table:table-cell/>
          <table:table-cell office:value-type="float" office:value="5384720" calcext:value-type="float">
            <text:p>5384720</text:p>
          </table:table-cell>
          <table:table-cell table:formula="of:=[.E23]-[.E22]" office:value-type="float" office:value="288209" calcext:value-type="float">
            <text:p>288209</text:p>
          </table:table-cell>
          <table:table-cell/>
          <table:table-cell office:value-type="float" office:value="5355022" calcext:value-type="float">
            <text:p>5355022</text:p>
          </table:table-cell>
          <table:table-cell table:formula="of:=[.H23]-[.H22]" office:value-type="float" office:value="287457" calcext:value-type="float">
            <text:p>287457</text:p>
          </table:table-cell>
          <table:table-cell/>
          <table:table-cell office:value-type="float" office:value="5022698" calcext:value-type="float">
            <text:p>5022698</text:p>
          </table:table-cell>
          <table:table-cell table:formula="of:=[.K23]-[.K22]" office:value-type="float" office:value="283584" calcext:value-type="float">
            <text:p>283584</text:p>
          </table:table-cell>
          <table:table-cell/>
          <table:table-cell office:value-type="float" office:value="5177134" calcext:value-type="float">
            <text:p>5177134</text:p>
          </table:table-cell>
          <table:table-cell table:formula="of:=[.N23]-[.N22]" office:value-type="float" office:value="281629" calcext:value-type="float">
            <text:p>281629</text:p>
          </table:table-cell>
          <table:table-cell/>
          <table:table-cell table:formula="of:=AVERAGE([.C23];[.F23];[.I23];[.L23];[.O23])" office:value-type="float" office:value="286752.8" calcext:value-type="float">
            <text:p>286752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49040" calcext:value-type="float">
            <text:p>5449040</text:p>
          </table:table-cell>
          <table:table-cell table:formula="of:=[.B24]-[.B23]" office:value-type="float" office:value="283669" calcext:value-type="float">
            <text:p>283669</text:p>
          </table:table-cell>
          <table:table-cell/>
          <table:table-cell office:value-type="float" office:value="5673768" calcext:value-type="float">
            <text:p>5673768</text:p>
          </table:table-cell>
          <table:table-cell table:formula="of:=[.E24]-[.E23]" office:value-type="float" office:value="289048" calcext:value-type="float">
            <text:p>289048</text:p>
          </table:table-cell>
          <table:table-cell/>
          <table:table-cell office:value-type="float" office:value="5643265" calcext:value-type="float">
            <text:p>5643265</text:p>
          </table:table-cell>
          <table:table-cell table:formula="of:=[.H24]-[.H23]" office:value-type="float" office:value="288243" calcext:value-type="float">
            <text:p>288243</text:p>
          </table:table-cell>
          <table:table-cell/>
          <table:table-cell office:value-type="float" office:value="5306202" calcext:value-type="float">
            <text:p>5306202</text:p>
          </table:table-cell>
          <table:table-cell table:formula="of:=[.K24]-[.K23]" office:value-type="float" office:value="283504" calcext:value-type="float">
            <text:p>283504</text:p>
          </table:table-cell>
          <table:table-cell/>
          <table:table-cell office:value-type="float" office:value="5465937" calcext:value-type="float">
            <text:p>5465937</text:p>
          </table:table-cell>
          <table:table-cell table:formula="of:=[.N24]-[.N23]" office:value-type="float" office:value="288803" calcext:value-type="float">
            <text:p>288803</text:p>
          </table:table-cell>
          <table:table-cell/>
          <table:table-cell table:formula="of:=AVERAGE([.C24];[.F24];[.I24];[.L24];[.O24])" office:value-type="float" office:value="286653.4" calcext:value-type="float">
            <text:p>286653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34318" calcext:value-type="float">
            <text:p>5734318</text:p>
          </table:table-cell>
          <table:table-cell table:formula="of:=[.B25]-[.B24]" office:value-type="float" office:value="285278" calcext:value-type="float">
            <text:p>285278</text:p>
          </table:table-cell>
          <table:table-cell/>
          <table:table-cell office:value-type="float" office:value="5957313" calcext:value-type="float">
            <text:p>5957313</text:p>
          </table:table-cell>
          <table:table-cell table:formula="of:=[.E25]-[.E24]" office:value-type="float" office:value="283545" calcext:value-type="float">
            <text:p>283545</text:p>
          </table:table-cell>
          <table:table-cell/>
          <table:table-cell office:value-type="float" office:value="5927402" calcext:value-type="float">
            <text:p>5927402</text:p>
          </table:table-cell>
          <table:table-cell table:formula="of:=[.H25]-[.H24]" office:value-type="float" office:value="284137" calcext:value-type="float">
            <text:p>284137</text:p>
          </table:table-cell>
          <table:table-cell/>
          <table:table-cell office:value-type="float" office:value="5591220" calcext:value-type="float">
            <text:p>5591220</text:p>
          </table:table-cell>
          <table:table-cell table:formula="of:=[.K25]-[.K24]" office:value-type="float" office:value="285018" calcext:value-type="float">
            <text:p>285018</text:p>
          </table:table-cell>
          <table:table-cell/>
          <table:table-cell office:value-type="float" office:value="5752188" calcext:value-type="float">
            <text:p>5752188</text:p>
          </table:table-cell>
          <table:table-cell table:formula="of:=[.N25]-[.N24]" office:value-type="float" office:value="286251" calcext:value-type="float">
            <text:p>286251</text:p>
          </table:table-cell>
          <table:table-cell/>
          <table:table-cell table:formula="of:=AVERAGE([.C25];[.F25];[.I25];[.L25];[.O25])" office:value-type="float" office:value="284845.8" calcext:value-type="float">
            <text:p>284845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19407" calcext:value-type="float">
            <text:p>6019407</text:p>
          </table:table-cell>
          <table:table-cell table:formula="of:=[.B26]-[.B25]" office:value-type="float" office:value="285089" calcext:value-type="float">
            <text:p>285089</text:p>
          </table:table-cell>
          <table:table-cell/>
          <table:table-cell office:value-type="float" office:value="6245523" calcext:value-type="float">
            <text:p>6245523</text:p>
          </table:table-cell>
          <table:table-cell table:formula="of:=[.E26]-[.E25]" office:value-type="float" office:value="288210" calcext:value-type="float">
            <text:p>288210</text:p>
          </table:table-cell>
          <table:table-cell/>
          <table:table-cell office:value-type="float" office:value="6212553" calcext:value-type="float">
            <text:p>6212553</text:p>
          </table:table-cell>
          <table:table-cell table:formula="of:=[.H26]-[.H25]" office:value-type="float" office:value="285151" calcext:value-type="float">
            <text:p>285151</text:p>
          </table:table-cell>
          <table:table-cell/>
          <table:table-cell office:value-type="float" office:value="5872411" calcext:value-type="float">
            <text:p>5872411</text:p>
          </table:table-cell>
          <table:table-cell table:formula="of:=[.K26]-[.K25]" office:value-type="float" office:value="281191" calcext:value-type="float">
            <text:p>281191</text:p>
          </table:table-cell>
          <table:table-cell/>
          <table:table-cell office:value-type="float" office:value="6037345" calcext:value-type="float">
            <text:p>6037345</text:p>
          </table:table-cell>
          <table:table-cell table:formula="of:=[.N26]-[.N25]" office:value-type="float" office:value="285157" calcext:value-type="float">
            <text:p>285157</text:p>
          </table:table-cell>
          <table:table-cell/>
          <table:table-cell table:formula="of:=AVERAGE([.C26];[.F26];[.I26];[.L26];[.O26])" office:value-type="float" office:value="284959.6" calcext:value-type="float">
            <text:p>284959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303078" calcext:value-type="float">
            <text:p>6303078</text:p>
          </table:table-cell>
          <table:table-cell table:formula="of:=[.B27]-[.B26]" office:value-type="float" office:value="283671" calcext:value-type="float">
            <text:p>283671</text:p>
          </table:table-cell>
          <table:table-cell/>
          <table:table-cell office:value-type="float" office:value="6536338" calcext:value-type="float">
            <text:p>6536338</text:p>
          </table:table-cell>
          <table:table-cell table:formula="of:=[.E27]-[.E26]" office:value-type="float" office:value="290815" calcext:value-type="float">
            <text:p>290815</text:p>
          </table:table-cell>
          <table:table-cell/>
          <table:table-cell office:value-type="float" office:value="6500538" calcext:value-type="float">
            <text:p>6500538</text:p>
          </table:table-cell>
          <table:table-cell table:formula="of:=[.H27]-[.H26]" office:value-type="float" office:value="287985" calcext:value-type="float">
            <text:p>287985</text:p>
          </table:table-cell>
          <table:table-cell/>
          <table:table-cell office:value-type="float" office:value="6154816" calcext:value-type="float">
            <text:p>6154816</text:p>
          </table:table-cell>
          <table:table-cell table:formula="of:=[.K27]-[.K26]" office:value-type="float" office:value="282405" calcext:value-type="float">
            <text:p>282405</text:p>
          </table:table-cell>
          <table:table-cell/>
          <table:table-cell office:value-type="float" office:value="6320444" calcext:value-type="float">
            <text:p>6320444</text:p>
          </table:table-cell>
          <table:table-cell table:formula="of:=[.N27]-[.N26]" office:value-type="float" office:value="283099" calcext:value-type="float">
            <text:p>283099</text:p>
          </table:table-cell>
          <table:table-cell/>
          <table:table-cell table:formula="of:=AVERAGE([.C27];[.F27];[.I27];[.L27];[.O27])" office:value-type="float" office:value="285595" calcext:value-type="float">
            <text:p>28559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589482" calcext:value-type="float">
            <text:p>6589482</text:p>
          </table:table-cell>
          <table:table-cell table:formula="of:=[.B28]-[.B27]" office:value-type="float" office:value="286404" calcext:value-type="float">
            <text:p>286404</text:p>
          </table:table-cell>
          <table:table-cell/>
          <table:table-cell office:value-type="float" office:value="6828542" calcext:value-type="float">
            <text:p>6828542</text:p>
          </table:table-cell>
          <table:table-cell table:formula="of:=[.E28]-[.E27]" office:value-type="float" office:value="292204" calcext:value-type="float">
            <text:p>292204</text:p>
          </table:table-cell>
          <table:table-cell/>
          <table:table-cell office:value-type="float" office:value="6796072" calcext:value-type="float">
            <text:p>6796072</text:p>
          </table:table-cell>
          <table:table-cell table:formula="of:=[.H28]-[.H27]" office:value-type="float" office:value="295534" calcext:value-type="float">
            <text:p>295534</text:p>
          </table:table-cell>
          <table:table-cell/>
          <table:table-cell office:value-type="float" office:value="6439652" calcext:value-type="float">
            <text:p>6439652</text:p>
          </table:table-cell>
          <table:table-cell table:formula="of:=[.K28]-[.K27]" office:value-type="float" office:value="284836" calcext:value-type="float">
            <text:p>284836</text:p>
          </table:table-cell>
          <table:table-cell/>
          <table:table-cell office:value-type="float" office:value="6608435" calcext:value-type="float">
            <text:p>6608435</text:p>
          </table:table-cell>
          <table:table-cell table:formula="of:=[.N28]-[.N27]" office:value-type="float" office:value="287991" calcext:value-type="float">
            <text:p>287991</text:p>
          </table:table-cell>
          <table:table-cell/>
          <table:table-cell table:formula="of:=AVERAGE([.C28];[.F28];[.I28];[.L28];[.O28])" office:value-type="float" office:value="289393.8" calcext:value-type="float">
            <text:p>289393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875458" calcext:value-type="float">
            <text:p>6875458</text:p>
          </table:table-cell>
          <table:table-cell table:formula="of:=[.B29]-[.B28]" office:value-type="float" office:value="285976" calcext:value-type="float">
            <text:p>285976</text:p>
          </table:table-cell>
          <table:table-cell/>
          <table:table-cell office:value-type="float" office:value="7114237" calcext:value-type="float">
            <text:p>7114237</text:p>
          </table:table-cell>
          <table:table-cell table:formula="of:=[.E29]-[.E28]" office:value-type="float" office:value="285695" calcext:value-type="float">
            <text:p>285695</text:p>
          </table:table-cell>
          <table:table-cell/>
          <table:table-cell office:value-type="float" office:value="7082497" calcext:value-type="float">
            <text:p>7082497</text:p>
          </table:table-cell>
          <table:table-cell table:formula="of:=[.H29]-[.H28]" office:value-type="float" office:value="286425" calcext:value-type="float">
            <text:p>286425</text:p>
          </table:table-cell>
          <table:table-cell/>
          <table:table-cell office:value-type="float" office:value="6724597" calcext:value-type="float">
            <text:p>6724597</text:p>
          </table:table-cell>
          <table:table-cell table:formula="of:=[.K29]-[.K28]" office:value-type="float" office:value="284945" calcext:value-type="float">
            <text:p>284945</text:p>
          </table:table-cell>
          <table:table-cell/>
          <table:table-cell office:value-type="float" office:value="6893412" calcext:value-type="float">
            <text:p>6893412</text:p>
          </table:table-cell>
          <table:table-cell table:formula="of:=[.N29]-[.N28]" office:value-type="float" office:value="284977" calcext:value-type="float">
            <text:p>284977</text:p>
          </table:table-cell>
          <table:table-cell/>
          <table:table-cell table:formula="of:=AVERAGE([.C29];[.F29];[.I29];[.L29];[.O29])" office:value-type="float" office:value="285603.6" calcext:value-type="float">
            <text:p>285603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57896" calcext:value-type="float">
            <text:p>7157896</text:p>
          </table:table-cell>
          <table:table-cell table:formula="of:=[.B30]-[.B29]" office:value-type="float" office:value="282438" calcext:value-type="float">
            <text:p>282438</text:p>
          </table:table-cell>
          <table:table-cell/>
          <table:table-cell office:value-type="float" office:value="7405305" calcext:value-type="float">
            <text:p>7405305</text:p>
          </table:table-cell>
          <table:table-cell table:formula="of:=[.E30]-[.E29]" office:value-type="float" office:value="291068" calcext:value-type="float">
            <text:p>291068</text:p>
          </table:table-cell>
          <table:table-cell/>
          <table:table-cell office:value-type="float" office:value="7372874" calcext:value-type="float">
            <text:p>7372874</text:p>
          </table:table-cell>
          <table:table-cell table:formula="of:=[.H30]-[.H29]" office:value-type="float" office:value="290377" calcext:value-type="float">
            <text:p>290377</text:p>
          </table:table-cell>
          <table:table-cell/>
          <table:table-cell office:value-type="float" office:value="7007588" calcext:value-type="float">
            <text:p>7007588</text:p>
          </table:table-cell>
          <table:table-cell table:formula="of:=[.K30]-[.K29]" office:value-type="float" office:value="282991" calcext:value-type="float">
            <text:p>282991</text:p>
          </table:table-cell>
          <table:table-cell/>
          <table:table-cell office:value-type="float" office:value="7182386" calcext:value-type="float">
            <text:p>7182386</text:p>
          </table:table-cell>
          <table:table-cell table:formula="of:=[.N30]-[.N29]" office:value-type="float" office:value="288974" calcext:value-type="float">
            <text:p>288974</text:p>
          </table:table-cell>
          <table:table-cell/>
          <table:table-cell table:formula="of:=AVERAGE([.C30];[.F30];[.I30];[.L30];[.O30])" office:value-type="float" office:value="287169.6" calcext:value-type="float">
            <text:p>287169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446438" calcext:value-type="float">
            <text:p>7446438</text:p>
          </table:table-cell>
          <table:table-cell table:formula="of:=[.B31]-[.B30]" office:value-type="float" office:value="288542" calcext:value-type="float">
            <text:p>288542</text:p>
          </table:table-cell>
          <table:table-cell/>
          <table:table-cell office:value-type="float" office:value="7696634" calcext:value-type="float">
            <text:p>7696634</text:p>
          </table:table-cell>
          <table:table-cell table:formula="of:=[.E31]-[.E30]" office:value-type="float" office:value="291329" calcext:value-type="float">
            <text:p>291329</text:p>
          </table:table-cell>
          <table:table-cell/>
          <table:table-cell office:value-type="float" office:value="7664514" calcext:value-type="float">
            <text:p>7664514</text:p>
          </table:table-cell>
          <table:table-cell table:formula="of:=[.H31]-[.H30]" office:value-type="float" office:value="291640" calcext:value-type="float">
            <text:p>291640</text:p>
          </table:table-cell>
          <table:table-cell/>
          <table:table-cell office:value-type="float" office:value="7288902" calcext:value-type="float">
            <text:p>7288902</text:p>
          </table:table-cell>
          <table:table-cell table:formula="of:=[.K31]-[.K30]" office:value-type="float" office:value="281314" calcext:value-type="float">
            <text:p>281314</text:p>
          </table:table-cell>
          <table:table-cell/>
          <table:table-cell office:value-type="float" office:value="7465471" calcext:value-type="float">
            <text:p>7465471</text:p>
          </table:table-cell>
          <table:table-cell table:formula="of:=[.N31]-[.N30]" office:value-type="float" office:value="283085" calcext:value-type="float">
            <text:p>283085</text:p>
          </table:table-cell>
          <table:table-cell/>
          <table:table-cell table:formula="of:=AVERAGE([.C31];[.F31];[.I31];[.L31];[.O31])" office:value-type="float" office:value="287182" calcext:value-type="float">
            <text:p>2871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700715" calcext:value-type="float">
            <text:p>7700715</text:p>
          </table:table-cell>
          <table:table-cell table:formula="of:=[.B32]-[.B31]" office:value-type="float" office:value="254277" calcext:value-type="float">
            <text:p>254277</text:p>
          </table:table-cell>
          <table:table-cell/>
          <table:table-cell office:value-type="float" office:value="7952500" calcext:value-type="float">
            <text:p>7952500</text:p>
          </table:table-cell>
          <table:table-cell table:formula="of:=[.E32]-[.E31]" office:value-type="float" office:value="255866" calcext:value-type="float">
            <text:p>255866</text:p>
          </table:table-cell>
          <table:table-cell/>
          <table:table-cell office:value-type="float" office:value="7922331" calcext:value-type="float">
            <text:p>7922331</text:p>
          </table:table-cell>
          <table:table-cell table:formula="of:=[.H32]-[.H31]" office:value-type="float" office:value="257817" calcext:value-type="float">
            <text:p>257817</text:p>
          </table:table-cell>
          <table:table-cell/>
          <table:table-cell office:value-type="float" office:value="7539454" calcext:value-type="float">
            <text:p>7539454</text:p>
          </table:table-cell>
          <table:table-cell table:formula="of:=[.K32]-[.K31]" office:value-type="float" office:value="250552" calcext:value-type="float">
            <text:p>250552</text:p>
          </table:table-cell>
          <table:table-cell/>
          <table:table-cell office:value-type="float" office:value="7714608" calcext:value-type="float">
            <text:p>7714608</text:p>
          </table:table-cell>
          <table:table-cell table:formula="of:=[.N32]-[.N31]" office:value-type="float" office:value="249137" calcext:value-type="float">
            <text:p>249137</text:p>
          </table:table-cell>
          <table:table-cell/>
          <table:table-cell table:formula="of:=AVERAGE([.C32];[.F32];[.I32];[.L32];[.O32])" office:value-type="float" office:value="253529.8" calcext:value-type="float">
            <text:p>25352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4:09:00.538770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9:26:33.983384952</meta:creation-date>
    <meta:generator>LibreOffice/4.2.7.2$Linux_X86_64 LibreOffice_project/420m0$Build-2</meta:generator>
    <dc:date>2015-01-05T05:10:22.650650148</dc:date>
    <meta:editing-duration>PT14S</meta:editing-duration>
    <meta:editing-cycles>6</meta:editing-cycles>
    <meta:document-statistic meta:table-count="7" meta:cell-count="104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7 distr'.A1:'Faban 7 distr'.A31 'Faban 7 distr'.H1:'Faban 7 distr'.H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7 distr'.A1:'Faban 7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7 distr'.H1:'Faban 7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7 distr'.A1:'Faban 7 distr'.A31</svg:desc>
                </draw:g>
              </table:table-cell>
              <table:table-cell office:value-type="float" office:value="29921.76">
                <text:p>29921.76</text:p>
                <draw:g>
                  <svg:desc>'Faban 7 distr'.H1:'Faban 7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057.64">
                <text:p>29057.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810.72">
                <text:p>28810.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538.5">
                <text:p>28538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026.02">
                <text:p>29026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135.18">
                <text:p>29135.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139.96">
                <text:p>29139.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885.44">
                <text:p>28885.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816.18">
                <text:p>28816.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130.8">
                <text:p>29130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032.88">
                <text:p>29032.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534.66">
                <text:p>28534.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8984.86">
                <text:p>28984.8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9176.16">
                <text:p>29176.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8889.44">
                <text:p>28889.4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131.82">
                <text:p>29131.8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9351.54">
                <text:p>29351.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038.56">
                <text:p>29038.5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068.38">
                <text:p>29068.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297.48">
                <text:p>29297.4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8658.54">
                <text:p>28658.5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138.22">
                <text:p>29138.2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8782.58">
                <text:p>28782.5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8637.9">
                <text:p>28637.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8923.4">
                <text:p>28923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8678.76">
                <text:p>28678.7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8251.08">
                <text:p>28251.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583.74">
                <text:p>28583.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8583.54">
                <text:p>28583.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7'.A1:'Faban 7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7'.B1:'Faban 7'.B1" chart:label-cell-address="'Faban 7'.A1:'Faban 7'.A1" chart:class="chart:bar">
            <chart:data-point/>
          </chart:series>
          <chart:series chart:style-name="ch10" chart:values-cell-range-address="'Faban 7'.B2:'Faban 7'.B2" chart:label-cell-address="'Faban 7'.A2:'Faban 7'.A2" chart:class="chart:bar">
            <chart:data-point/>
          </chart:series>
          <chart:series chart:style-name="ch11" chart:values-cell-range-address="'Faban 7'.B3:'Faban 7'.B3" chart:label-cell-address="'Faban 7'.A3:'Faban 7'.A3" chart:class="chart:bar">
            <chart:data-point/>
          </chart:series>
          <chart:series chart:style-name="ch12" chart:values-cell-range-address="'Faban 7'.B4:'Faban 7'.B4" chart:label-cell-address="'Faban 7'.A4:'Faban 7'.A4" chart:class="chart:bar">
            <chart:data-point/>
          </chart:series>
          <chart:series chart:style-name="ch13" chart:values-cell-range-address="'Faban 7'.B5:'Faban 7'.B5" chart:label-cell-address="'Faban 7'.A5:'Faban 7'.A5" chart:class="chart:bar">
            <chart:data-point/>
          </chart:series>
          <chart:series chart:style-name="ch14" chart:values-cell-range-address="'Faban 7'.B6:'Faban 7'.B6" chart:label-cell-address="'Faban 7'.A6:'Faban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7'.A1:'Faban 7'.A1</svg:desc>
                </draw:g>
              </table:table-cell>
              <table:table-cell office:value-type="float" office:value="8385444">
                <text:p>8385444</text:p>
                <draw:g>
                  <svg:desc>'Faban 7'.B1:'Faban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7'.A2:'Faban 7'.A2</svg:desc>
                </draw:g>
              </table:table-cell>
              <table:table-cell office:value-type="float" office:value="8670415">
                <text:p>8670415</text:p>
                <draw:g>
                  <svg:desc>'Faban 7'.B2:'Faban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7'.A3:'Faban 7'.A3</svg:desc>
                </draw:g>
              </table:table-cell>
              <table:table-cell office:value-type="float" office:value="8810458">
                <text:p>8810458</text:p>
                <draw:g>
                  <svg:desc>'Faban 7'.B3:'Faban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7'.A4:'Faban 7'.A4</svg:desc>
                </draw:g>
              </table:table-cell>
              <table:table-cell office:value-type="float" office:value="8775981">
                <text:p>8775981</text:p>
                <draw:g>
                  <svg:desc>'Faban 7'.B4:'Faban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7'.A5:'Faban 7'.A5</svg:desc>
                </draw:g>
              </table:table-cell>
              <table:table-cell office:value-type="float" office:value="8762981">
                <text:p>8762981</text:p>
                <draw:g>
                  <svg:desc>'Faban 7'.B5:'Faban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7'.A6:'Faban 7'.A6</svg:desc>
                </draw:g>
              </table:table-cell>
              <table:table-cell office:value-type="float" office:value="8681055.8">
                <text:p>8681055.8</text:p>
                <draw:g>
                  <svg:desc>'Faban 7'.B6:'Faban 7'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7 distr'.A2:'Gatling 7 distr'.A32 'Gatling 7 distr'.Q2:'Gatling 7 distr'.Q32" chart:data-source-has-labels="column" svg:x="1.676cm" svg:y="0.18cm" svg:width="14.004cm" svg:height="7.314cm">
          <chartooo:coordinate-region svg:x="3.038cm" svg:y="0.379cm" svg:width="12.362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7 distr'.A2:'Gatling 7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7 distr'.Q2:'Gatling 7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7 distr'.A2:'Gatling 7 distr'.A32</svg:desc>
                </draw:g>
              </table:table-cell>
              <table:table-cell office:value-type="float" office:value="0">
                <text:p>0</text:p>
                <draw:g>
                  <svg:desc>'Gatling 7 distr'.Q2:'Gatling 7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917.6">
                <text:p>18917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4371">
                <text:p>943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606.2">
                <text:p>100606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260">
                <text:p>1062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786.2">
                <text:p>10278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4553.8">
                <text:p>104553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4307.8">
                <text:p>104307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3070.4">
                <text:p>103070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606.8">
                <text:p>106606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670.8">
                <text:p>97670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1828.8">
                <text:p>101828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1015.6">
                <text:p>101015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1778">
                <text:p>10177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4524">
                <text:p>1045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9514">
                <text:p>995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4311.4">
                <text:p>104311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1386.2">
                <text:p>101386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7680.2">
                <text:p>97680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4342.4">
                <text:p>104342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879.4">
                <text:p>100879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440">
                <text:p>9944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1536.4">
                <text:p>101536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3512.2">
                <text:p>103512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4386.4">
                <text:p>104386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8904.2">
                <text:p>98904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0530">
                <text:p>10053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2639.6">
                <text:p>102639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3324.8">
                <text:p>103324.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2386.4">
                <text:p>10238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5848.8">
                <text:p>10584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7'.A1:'Gatling 7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7'.B1:'Gatling 7'.B1" chart:label-cell-address="'Gatling 7'.A1:'Gatling 7'.A1" chart:class="chart:bar">
            <chart:data-point/>
          </chart:series>
          <chart:series chart:style-name="ch10" chart:values-cell-range-address="'Gatling 7'.B2:'Gatling 7'.B2" chart:label-cell-address="'Gatling 7'.A2:'Gatling 7'.A2" chart:class="chart:bar">
            <chart:data-point/>
          </chart:series>
          <chart:series chart:style-name="ch11" chart:values-cell-range-address="'Gatling 7'.B3:'Gatling 7'.B3" chart:label-cell-address="'Gatling 7'.A3:'Gatling 7'.A3" chart:class="chart:bar">
            <chart:data-point/>
          </chart:series>
          <chart:series chart:style-name="ch12" chart:values-cell-range-address="'Gatling 7'.B4:'Gatling 7'.B4" chart:label-cell-address="'Gatling 7'.A4:'Gatling 7'.A4" chart:class="chart:bar">
            <chart:data-point/>
          </chart:series>
          <chart:series chart:style-name="ch13" chart:values-cell-range-address="'Gatling 7'.B5:'Gatling 7'.B5" chart:label-cell-address="'Gatling 7'.A5:'Gatling 7'.A5" chart:class="chart:bar">
            <chart:data-point/>
          </chart:series>
          <chart:series chart:style-name="ch14" chart:values-cell-range-address="'Gatling 7'.B6:'Gatling 7'.B6" chart:label-cell-address="'Gatling 7'.A6:'Gatling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7'.A1:'Gatling 7'.A1</svg:desc>
                </draw:g>
              </table:table-cell>
              <table:table-cell office:value-type="float" office:value="3044179">
                <text:p>3044179</text:p>
                <draw:g>
                  <svg:desc>'Gatling 7'.B1:'Gatling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7'.A2:'Gatling 7'.A2</svg:desc>
                </draw:g>
              </table:table-cell>
              <table:table-cell office:value-type="float" office:value="2846062">
                <text:p>2846062</text:p>
                <draw:g>
                  <svg:desc>'Gatling 7'.B2:'Gatling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7'.A3:'Gatling 7'.A3</svg:desc>
                </draw:g>
              </table:table-cell>
              <table:table-cell office:value-type="float" office:value="2989634">
                <text:p>2989634</text:p>
                <draw:g>
                  <svg:desc>'Gatling 7'.B3:'Gatling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7'.A4:'Gatling 7'.A4</svg:desc>
                </draw:g>
              </table:table-cell>
              <table:table-cell office:value-type="float" office:value="3034939">
                <text:p>3034939</text:p>
                <draw:g>
                  <svg:desc>'Gatling 7'.B4:'Gatling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7'.A5:'Gatling 7'.A5</svg:desc>
                </draw:g>
              </table:table-cell>
              <table:table-cell office:value-type="float" office:value="2979783">
                <text:p>2979783</text:p>
                <draw:g>
                  <svg:desc>'Gatling 7'.B5:'Gatling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7'.A6:'Gatling 7'.A6</svg:desc>
                </draw:g>
              </table:table-cell>
              <table:table-cell office:value-type="float" office:value="2978919.4">
                <text:p>2978919.4</text:p>
                <draw:g>
                  <svg:desc>'Gatling 7'.B6:'Gatling 7'.B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7'.A1:'JMeter 7'.B6" chart:data-source-has-labels="column" svg:x="1.665cm" svg:y="0.203cm" svg:width="17.841cm" svg:height="8.577cm">
          <chartooo:coordinate-region svg:x="3.398cm" svg:y="0.402cm" svg:width="16.108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7'.B1:'JMeter 7'.B1" chart:label-cell-address="'JMeter 7'.A1:'JMeter 7'.A1" chart:class="chart:bar">
            <chart:data-point/>
          </chart:series>
          <chart:series chart:style-name="ch10" chart:values-cell-range-address="'JMeter 7'.B2:'JMeter 7'.B2" chart:label-cell-address="'JMeter 7'.A2:'JMeter 7'.A2" chart:class="chart:bar">
            <chart:data-point/>
          </chart:series>
          <chart:series chart:style-name="ch11" chart:values-cell-range-address="'JMeter 7'.B3:'JMeter 7'.B3" chart:label-cell-address="'JMeter 7'.A3:'JMeter 7'.A3" chart:class="chart:bar">
            <chart:data-point/>
          </chart:series>
          <chart:series chart:style-name="ch12" chart:values-cell-range-address="'JMeter 7'.B4:'JMeter 7'.B4" chart:label-cell-address="'JMeter 7'.A4:'JMeter 7'.A4" chart:class="chart:bar">
            <chart:data-point/>
          </chart:series>
          <chart:series chart:style-name="ch13" chart:values-cell-range-address="'JMeter 7'.B5:'JMeter 7'.B5" chart:label-cell-address="'JMeter 7'.A5:'JMeter 7'.A5" chart:class="chart:bar">
            <chart:data-point/>
          </chart:series>
          <chart:series chart:style-name="ch14" chart:values-cell-range-address="'JMeter 7'.B6:'JMeter 7'.B6" chart:label-cell-address="'JMeter 7'.A6:'JMeter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7'.A1:'JMeter 7'.A1</svg:desc>
                </draw:g>
              </table:table-cell>
              <table:table-cell office:value-type="float" office:value="13329690">
                <text:p>13329690</text:p>
                <draw:g>
                  <svg:desc>'JMeter 7'.B1:'JMeter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7'.A2:'JMeter 7'.A2</svg:desc>
                </draw:g>
              </table:table-cell>
              <table:table-cell office:value-type="float" office:value="13256854">
                <text:p>13256854</text:p>
                <draw:g>
                  <svg:desc>'JMeter 7'.B2:'JMeter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7'.A3:'JMeter 7'.A3</svg:desc>
                </draw:g>
              </table:table-cell>
              <table:table-cell office:value-type="float" office:value="13256973">
                <text:p>13256973</text:p>
                <draw:g>
                  <svg:desc>'JMeter 7'.B3:'JMeter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7'.A4:'JMeter 7'.A4</svg:desc>
                </draw:g>
              </table:table-cell>
              <table:table-cell office:value-type="float" office:value="13576708">
                <text:p>13576708</text:p>
                <draw:g>
                  <svg:desc>'JMeter 7'.B4:'JMeter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7'.A5:'JMeter 7'.A5</svg:desc>
                </draw:g>
              </table:table-cell>
              <table:table-cell office:value-type="float" office:value="13300559">
                <text:p>13300559</text:p>
                <draw:g>
                  <svg:desc>'JMeter 7'.B5:'JMeter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7'.A6:'JMeter 7'.A6</svg:desc>
                </draw:g>
              </table:table-cell>
              <table:table-cell office:value-type="float" office:value="13344156.8">
                <text:p>13344156.8</text:p>
                <draw:g>
                  <svg:desc>'JMeter 7'.B6:'JMeter 7'.B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erfcake 7 distr'.A2:'Perfcake 7 distr'.A32 'Perfcake 7 distr'.Q2:'Perfcake 7 distr'.Q32" chart:data-source-has-labels="column" svg:x="1.676cm" svg:y="0.18cm" svg:width="14.004cm" svg:height="7.314cm">
          <chartooo:coordinate-region svg:x="3.038cm" svg:y="0.379cm" svg:width="12.362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Perfcake 7 distr'.A2:'Perfcake 7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7 distr'.Q2:'Perfcake 7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7 distr'.A2:'Perfcake 7 distr'.A32</svg:desc>
                </draw:g>
              </table:table-cell>
              <table:table-cell office:value-type="float" office:value="0">
                <text:p>0</text:p>
                <draw:g>
                  <svg:desc>'Perfcake 7 distr'.Q2:'Perfcake 7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397.8">
                <text:p>38397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636.4">
                <text:p>42636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4823.8">
                <text:p>74823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9256.4">
                <text:p>169256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0921.6">
                <text:p>280921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6574">
                <text:p>2865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8511">
                <text:p>2885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8534.4">
                <text:p>288534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7609.4">
                <text:p>287609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8025.8">
                <text:p>288025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1978">
                <text:p>29197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8443.6">
                <text:p>288443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88696.8">
                <text:p>288696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89656">
                <text:p>28965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89476.8">
                <text:p>289476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87824.4">
                <text:p>287824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89409.6">
                <text:p>289409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87928">
                <text:p>2879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87860.4">
                <text:p>287860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87672">
                <text:p>28767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86752.8">
                <text:p>286752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86653.4">
                <text:p>286653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84845.8">
                <text:p>284845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84959.6">
                <text:p>284959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85595">
                <text:p>28559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89393.8">
                <text:p>289393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85603.6">
                <text:p>285603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7169.6">
                <text:p>28716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87182">
                <text:p>2871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53529.8">
                <text:p>25352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Perfcake 7'.A1:'Perfcake 7'.B6" chart:data-source-has-labels="column" svg:x="1.528cm" svg:y="0.18cm" svg:width="11.254cm" svg:height="7.462cm">
          <chartooo:coordinate-region svg:x="3.075cm" svg:y="0.38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7'.B1:'Perfcake 7'.B1" chart:label-cell-address="'Perfcake 7'.A1:'Perfcake 7'.A1" chart:class="chart:bar">
            <chart:data-point/>
          </chart:series>
          <chart:series chart:style-name="ch10" chart:values-cell-range-address="'Perfcake 7'.B2:'Perfcake 7'.B2" chart:label-cell-address="'Perfcake 7'.A2:'Perfcake 7'.A2" chart:class="chart:bar">
            <chart:data-point/>
          </chart:series>
          <chart:series chart:style-name="ch11" chart:values-cell-range-address="'Perfcake 7'.B3:'Perfcake 7'.B3" chart:label-cell-address="'Perfcake 7'.A3:'Perfcake 7'.A3" chart:class="chart:bar">
            <chart:data-point/>
          </chart:series>
          <chart:series chart:style-name="ch12" chart:values-cell-range-address="'Perfcake 7'.B4:'Perfcake 7'.B4" chart:label-cell-address="'Perfcake 7'.A4:'Perfcake 7'.A4" chart:class="chart:bar">
            <chart:data-point/>
          </chart:series>
          <chart:series chart:style-name="ch13" chart:values-cell-range-address="'Perfcake 7'.B5:'Perfcake 7'.B5" chart:label-cell-address="'Perfcake 7'.A5:'Perfcake 7'.A5" chart:class="chart:bar">
            <chart:data-point/>
          </chart:series>
          <chart:series chart:style-name="ch14" chart:values-cell-range-address="'Perfcake 7'.B6:'Perfcake 7'.B6" chart:label-cell-address="'Perfcake 7'.A6:'Perfcake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7'.A1:'Perfcake 7'.A1</svg:desc>
                </draw:g>
              </table:table-cell>
              <table:table-cell office:value-type="float" office:value="7700715">
                <text:p>7700715</text:p>
                <draw:g>
                  <svg:desc>'Perfcake 7'.B1:'Perfcake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7'.A2:'Perfcake 7'.A2</svg:desc>
                </draw:g>
              </table:table-cell>
              <table:table-cell office:value-type="float" office:value="7952500">
                <text:p>7952500</text:p>
                <draw:g>
                  <svg:desc>'Perfcake 7'.B2:'Perfcake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7'.A3:'Perfcake 7'.A3</svg:desc>
                </draw:g>
              </table:table-cell>
              <table:table-cell office:value-type="float" office:value="7922331">
                <text:p>7922331</text:p>
                <draw:g>
                  <svg:desc>'Perfcake 7'.B3:'Perfcake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7'.A4:'Perfcake 7'.A4</svg:desc>
                </draw:g>
              </table:table-cell>
              <table:table-cell office:value-type="float" office:value="7539454">
                <text:p>7539454</text:p>
                <draw:g>
                  <svg:desc>'Perfcake 7'.B4:'Perfcake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7'.A5:'Perfcake 7'.A5</svg:desc>
                </draw:g>
              </table:table-cell>
              <table:table-cell office:value-type="float" office:value="7714608">
                <text:p>7714608</text:p>
                <draw:g>
                  <svg:desc>'Perfcake 7'.B5:'Perfcake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7'.A6:'Perfcake 7'.A6</svg:desc>
                </draw:g>
              </table:table-cell>
              <table:table-cell office:value-type="float" office:value="7765921.6">
                <text:p>7765921.6</text:p>
                <draw:g>
                  <svg:desc>'Perfcake 7'.B6:'Perfcake 7'.B6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